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819in"/>
    </style:style>
    <style:style style:name="co2" style:family="table-column">
      <style:table-column-properties fo:break-before="auto" style:column-width="2.8728in"/>
    </style:style>
    <style:style style:name="co3" style:family="table-column">
      <style:table-column-properties fo:break-before="auto" style:column-width="4.5126in"/>
    </style:style>
    <style:style style:name="co4" style:family="table-column">
      <style:table-column-properties fo:break-before="auto" style:column-width="3.8846in"/>
    </style:style>
    <style:style style:name="co5" style:family="table-column">
      <style:table-column-properties fo:break-before="auto" style:column-width="3.314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5.4882in"/>
    </style:style>
    <style:style style:name="co8" style:family="table-column">
      <style:table-column-properties fo:break-before="auto" style:column-width="6.6075in"/>
    </style:style>
    <style:style style:name="co9" style:family="table-column">
      <style:table-column-properties fo:break-before="auto" style:column-width="7.909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i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1"/>
        <table:table-row table:style-name="ro1">
          <table:table-cell/>
          <table:table-cell office:value-type="string">
            <text:p>English</text:p>
          </table:table-cell>
          <table:table-cell office:value-type="string">
            <text:p>German</text:p>
          </table:table-cell>
          <table:table-cell table:style-name="Default" office:value-type="string">
            <text:p>Italiano</text:p>
          </table:table-cell>
          <table:table-cell table:style-name="Default" office:value-type="string">
            <text:p>French</text:p>
          </table:table-cell>
        </table:table-row>
        <table:table-row table:style-name="ro2">
          <table:table-cell office:value-type="string">
            <text:p>PLEASE_LOGIN_TEXT</text:p>
          </table:table-cell>
          <table:table-cell office:value-type="string">
            <text:p>To access the system please provide your credentials</text:p>
          </table:table-cell>
          <table:table-cell office:value-type="string">
            <text:p>Zugriff auf das System geben Sie bitte Ihre Anmeldeinformationen</text:p>
          </table:table-cell>
          <table:table-cell office:value-type="string">
            <text:p>Immettere le credenziali per accedere al sistemai </text:p>
          </table:table-cell>
          <table:table-cell office:value-type="string">
            <text:p>Pour accéder au système se il vous plaît fournir vos informations d'identification</text:p>
          </table:table-cell>
        </table:table-row>
        <table:table-row table:style-name="ro1">
          <table:table-cell office:value-type="string">
            <text:p>USER_NAME_LABEL</text:p>
          </table:table-cell>
          <table:table-cell office:value-type="string">
            <text:p>User</text:p>
          </table:table-cell>
          <table:table-cell office:value-type="string">
            <text:p>Benutzer</text:p>
          </table:table-cell>
          <table:table-cell office:value-type="string">
            <text:p>utente 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USER_NAME_PROMPT</text:p>
          </table:table-cell>
          <table:table-cell office:value-type="string">
            <text:p>Your username (eg. admin)</text:p>
          </table:table-cell>
          <table:table-cell office:value-type="string">
            <text:p>Ihren Benutzernamen (zB. Admin)</text:p>
          </table:table-cell>
          <table:table-cell office:value-type="string">
            <text:p>Il tuo nome utente (ad esempio, Admin.) </text:p>
          </table:table-cell>
          <table:table-cell office:value-type="string">
            <text:p>Votre nom d'utilisateur (par exemple, admin.)</text:p>
          </table:table-cell>
        </table:table-row>
        <table:table-row table:style-name="ro1">
          <table:table-cell office:value-type="string">
            <text:p>USER_PASSWORD_LABEL</text:p>
          </table:table-cell>
          <table:table-cell office:value-type="string">
            <text:p>Password</text:p>
          </table:table-cell>
          <table:table-cell office:value-type="string">
            <text:p>Passwort</text:p>
          </table:table-cell>
          <table:table-cell office:value-type="string">
            <text:p>password 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LOGIN_BUTTON</text:p>
          </table:table-cell>
          <table:table-cell office:value-type="string">
            <text:p>Login</text:p>
          </table:table-cell>
          <table:table-cell office:value-type="string">
            <text:p>Login</text:p>
          </table:table-cell>
          <table:table-cell office:value-type="string">
            <text:p>Accedi </text:p>
          </table:table-cell>
          <table:table-cell office:value-type="string">
            <text:p>login</text:p>
          </table:table-cell>
        </table:table-row>
        <table:table-row table:style-name="ro2">
          <table:table-cell office:value-type="string">
            <text:p>WRONG_PASSWORD_TEXT</text:p>
          </table:table-cell>
          <table:table-cell office:value-type="string">
            <text:p>Wrong password or user name! Please try again</text:p>
          </table:table-cell>
          <table:table-cell office:value-type="string">
            <text:p>Falsches Passwort oder Benutzername! Bitte versuchen Sie es erneut</text:p>
          </table:table-cell>
          <table:table-cell office:value-type="string">
            <text:p>Password errata o nome utente! Riprova </text:p>
          </table:table-cell>
          <table:table-cell office:value-type="string">
            <text:p>Mauvais mot de passe ou nom d'utilisateur! Se il vous plaît essayer à nouveau</text:p>
          </table:table-cell>
        </table:table-row>
        <table:table-row table:style-name="ro1">
          <table:table-cell office:value-type="string">
            <text:p>User_Not_Found</text:p>
          </table:table-cell>
          <table:table-cell office:value-type="string">
            <text:p>User Not Found!</text:p>
          </table:table-cell>
          <table:table-cell office:value-type="string">
            <text:p>Benutzer nicht gefunden!</text:p>
          </table:table-cell>
          <table:table-cell office:value-type="string">
            <text:p>Utente non trovato! </text:p>
          </table:table-cell>
          <table:table-cell office:value-type="string">
            <text:p>Utilisateur introuvable!</text:p>
          </table:table-cell>
        </table:table-row>
        <table:table-row table:style-name="ro1">
          <table:table-cell office:value-type="string">
            <text:p>DRAG_TARGET</text:p>
          </table:table-cell>
          <table:table-cell office:value-type="string">
            <text:p>Drag Vehicle Here!</text:p>
          </table:table-cell>
          <table:table-cell office:value-type="string">
            <text:p>Ziehen Sie die Bahn hier!</text:p>
          </table:table-cell>
          <table:table-cell office:value-type="string">
            <text:p>Trascinare il brano qui! </text:p>
          </table:table-cell>
          <table:table-cell office:value-type="string">
            <text:p>Faites glisser véhicule ici!</text:p>
          </table:table-cell>
        </table:table-row>
        <table:table-row table:style-name="ro1">
          <table:table-cell table:number-columns-repeated="2" office:value-type="string">
            <text:p>Organization</text:p>
          </table:table-cell>
          <table:table-cell office:value-type="string">
            <text:p>Unternehmen</text:p>
          </table:table-cell>
          <table:table-cell office:value-type="string">
            <text:p>affari </text:p>
          </table:table-cell>
          <table:table-cell office:value-type="string">
            <text:p>organisation</text:p>
          </table:table-cell>
        </table:table-row>
        <table:table-row table:style-name="ro1">
          <table:table-cell table:number-columns-repeated="2" office:value-type="string">
            <text:p>Fleet</text:p>
          </table:table-cell>
          <table:table-cell office:value-type="string">
            <text:p>Flotte</text:p>
          </table:table-cell>
          <table:table-cell office:value-type="string">
            <text:p>flotta </text:p>
          </table:table-cell>
          <table:table-cell office:value-type="string">
            <text:p>flotte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string">
            <text:p>Vehicle Type</text:p>
          </table:table-cell>
          <table:table-cell office:value-type="string">
            <text:p>Fahrzeugtyp</text:p>
          </table:table-cell>
          <table:table-cell office:value-type="string">
            <text:p>tipo di veicolo </text:p>
          </table:table-cell>
          <table:table-cell office:value-type="string">
            <text:p>Type de véhicule</text:p>
          </table:table-cell>
        </table:table-row>
        <table:table-row table:style-name="ro1">
          <table:table-cell table:number-columns-repeated="3" office:value-type="string">
            <text:p>ST_NONE</text:p>
          </table:table-cell>
          <table:table-cell office:value-type="string">
            <text:p>ST_NONE </text:p>
          </table:table-cell>
          <table:table-cell office:value-type="string">
            <text:p>ST_NONE</text:p>
          </table:table-cell>
        </table:table-row>
        <table:table-row table:style-name="ro1">
          <table:table-cell office:value-type="string">
            <text:p>ST_OFFLINE</text:p>
          </table:table-cell>
          <table:table-cell table:number-columns-repeated="2" office:value-type="string">
            <text:p>OFFLINE</text:p>
          </table:table-cell>
          <table:table-cell office:value-type="string">
            <text:p>OFFLINE </text:p>
          </table:table-cell>
          <table:table-cell office:value-type="string">
            <text:p>OFFLINE</text:p>
          </table:table-cell>
        </table:table-row>
        <table:table-row table:style-name="ro1">
          <table:table-cell office:value-type="string">
            <text:p>ST_ONLINE</text:p>
          </table:table-cell>
          <table:table-cell table:number-columns-repeated="2" office:value-type="string">
            <text:p>ONLINE</text:p>
          </table:table-cell>
          <table:table-cell office:value-type="string">
            <text:p>ONLINE 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rcvTimeStamp</text:p>
          </table:table-cell>
          <table:table-cell office:value-type="string">
            <text:p>Time</text:p>
          </table:table-cell>
          <table:table-cell office:value-type="string">
            <text:p>Zeit</text:p>
          </table:table-cell>
          <table:table-cell office:value-type="string">
            <text:p>tempo </text:p>
          </table:table-cell>
          <table:table-cell office:value-type="string">
            <text:p>temps</text:p>
          </table:table-cell>
        </table:table-row>
        <table:table-row table:style-name="ro1">
          <table:table-cell office:value-type="string">
            <text:p>alarmID</text:p>
          </table:table-cell>
          <table:table-cell table:number-columns-repeated="2" office:value-type="string">
            <text:p>Alarm #</text:p>
          </table:table-cell>
          <table:table-cell office:value-type="string">
            <text:p>allarme # </text:p>
          </table:table-cell>
          <table:table-cell office:value-type="string">
            <text:p>alarme #</text:p>
          </table:table-cell>
        </table:table-row>
        <table:table-row table:style-name="ro1">
          <table:table-cell office:value-type="string">
            <text:p>tagId</text:p>
          </table:table-cell>
          <table:table-cell table:number-columns-repeated="2" office:value-type="string">
            <text:p>Tag #</text:p>
          </table:table-cell>
          <table:table-cell office:value-type="string">
            <text:p>Day # </text:p>
          </table:table-cell>
          <table:table-cell office:value-type="string">
            <text:p>tag #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Description</text:p>
          </table:table-cell>
          <table:table-cell office:value-type="string">
            <text:p>Beschreibung</text:p>
          </table:table-cell>
          <table:table-cell office:value-type="string">
            <text:p>descrizione 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timeStamp</text:p>
          </table:table-cell>
          <table:table-cell office:value-type="string">
            <text:p>TimeStamp</text:p>
          </table:table-cell>
          <table:table-cell office:value-type="string">
            <text:p>Zeitstempel</text:p>
          </table:table-cell>
          <table:table-cell office:value-type="string">
            <text:p>Timestamp </text:p>
          </table:table-cell>
          <table:table-cell office:value-type="string">
            <text:p>TimeStamp</text:p>
          </table:table-cell>
        </table:table-row>
        <table:table-row table:style-name="ro1">
          <table:table-cell office:value-type="string">
            <text:p>value</text:p>
          </table:table-cell>
          <table:table-cell office:value-type="string">
            <text:p>Value</text:p>
          </table:table-cell>
          <table:table-cell office:value-type="string">
            <text:p>Wert</text:p>
          </table:table-cell>
          <table:table-cell office:value-type="string">
            <text:p>valore </text:p>
          </table:table-cell>
          <table:table-cell office:value-type="string">
            <text:p>valeur</text:p>
          </table:table-cell>
        </table:table-row>
        <table:table-row table:style-name="ro1">
          <table:table-cell office:value-type="string">
            <text:p>CURRENT_ALARMS</text:p>
          </table:table-cell>
          <table:table-cell office:value-type="string">
            <text:p>Alarm List</text:p>
          </table:table-cell>
          <table:table-cell office:value-type="string">
            <text:p>Alarmliste</text:p>
          </table:table-cell>
          <table:table-cell office:value-type="string">
            <text:p>elenco allarmi </text:p>
          </table:table-cell>
          <table:table-cell office:value-type="string">
            <text:p>Liste des alarmes</text:p>
          </table:table-cell>
        </table:table-row>
        <table:table-row table:style-name="ro1">
          <table:table-cell office:value-type="string">
            <text:p>EVENT_LIST</text:p>
          </table:table-cell>
          <table:table-cell office:value-type="string">
            <text:p>Event List</text:p>
          </table:table-cell>
          <table:table-cell office:value-type="string">
            <text:p>Event-Liste</text:p>
          </table:table-cell>
          <table:table-cell office:value-type="string">
            <text:p>Elenco eventi </text:p>
          </table:table-cell>
          <table:table-cell office:value-type="string">
            <text:p>Liste des événements</text:p>
          </table:table-cell>
        </table:table-row>
        <table:table-row table:style-name="ro1">
          <table:table-cell table:number-columns-repeated="2" office:value-type="string">
            <text:p>Battery</text:p>
          </table:table-cell>
          <table:table-cell office:value-type="string">
            <text:p>Batterie</text:p>
          </table:table-cell>
          <table:table-cell office:value-type="string">
            <text:p>batteria </text:p>
          </table:table-cell>
          <table:table-cell office:value-type="string">
            <text:p>batterie</text:p>
          </table:table-cell>
        </table:table-row>
        <table:table-row table:style-name="ro1">
          <table:table-cell table:number-columns-repeated="2" office:value-type="string">
            <text:p>Speed</text:p>
          </table:table-cell>
          <table:table-cell office:value-type="string">
            <text:p>Geschwindigkeit</text:p>
          </table:table-cell>
          <table:table-cell office:value-type="string">
            <text:p>Velocità </text:p>
          </table:table-cell>
          <table:table-cell office:value-type="string">
            <text:p>vitesse</text:p>
          </table:table-cell>
        </table:table-row>
        <table:table-row table:style-name="ro1">
          <table:table-cell office:value-type="string">
            <text:p>Tank</text:p>
          </table:table-cell>
          <table:table-cell office:value-type="string">
            <text:p>Fuel Tank</text:p>
          </table:table-cell>
          <table:table-cell office:value-type="string">
            <text:p>Kraftstofftank</text:p>
          </table:table-cell>
          <table:table-cell office:value-type="string">
            <text:p>Serbatoio carburante </text:p>
          </table:table-cell>
          <table:table-cell office:value-type="string">
            <text:p>Réservoir de carburant</text:p>
          </table:table-cell>
        </table:table-row>
        <table:table-row table:style-name="ro1">
          <table:table-cell table:number-columns-repeated="2" office:value-type="string">
            <text:p>Update</text:p>
          </table:table-cell>
          <table:table-cell office:value-type="string">
            <text:p>Aktualisieren</text:p>
          </table:table-cell>
          <table:table-cell office:value-type="string">
            <text:p>Aggiornamento </text:p>
          </table:table-cell>
          <table:table-cell office:value-type="string">
            <text:p>mettre à jour</text:p>
          </table:table-cell>
        </table:table-row>
        <table:table-row table:style-name="ro1">
          <table:table-cell table:number-columns-repeated="2" office:value-type="string">
            <text:p>Language</text:p>
          </table:table-cell>
          <table:table-cell office:value-type="string">
            <text:p>Sprache</text:p>
          </table:table-cell>
          <table:table-cell office:value-type="string">
            <text:p>lingua 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WelcomeTo</text:p>
          </table:table-cell>
          <table:table-cell office:value-type="string">
            <text:p>Welcome to</text:p>
          </table:table-cell>
          <table:table-cell office:value-type="string">
            <text:p>Willkommen bei</text:p>
          </table:table-cell>
          <table:table-cell office:value-type="string">
            <text:p>Benvenuti a </text:p>
          </table:table-cell>
          <table:table-cell office:value-type="string">
            <text:p>Bienvenue à</text:p>
          </table:table-cell>
        </table:table-row>
        <table:table-row table:style-name="ro1">
          <table:table-cell office:value-type="string">
            <text:p>OnlineDiagnostics</text:p>
          </table:table-cell>
          <table:table-cell office:value-type="string">
            <text:p>Online Diagnostics System</text:p>
          </table:table-cell>
          <table:table-cell office:value-type="string">
            <text:p>Online-Diagnose-System</text:p>
          </table:table-cell>
          <table:table-cell office:value-type="string">
            <text:p>Sistema diagnostico in linea </text:p>
          </table:table-cell>
          <table:table-cell office:value-type="string">
            <text:p>Système de diagnostic en ligne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string">
            <text:p>-- none --</text:p>
          </table:table-cell>
          <table:table-cell office:value-type="string">
            <text:p>-- keiner --</text:p>
          </table:table-cell>
          <table:table-cell office:value-type="string">
            <text:p>- Nessuno - </text:p>
          </table:table-cell>
          <table:table-cell office:value-type="string">
            <text:p>- Aucun -</text:p>
          </table:table-cell>
        </table:table-row>
        <table:table-row table:style-name="ro1">
          <table:table-cell office:value-type="string">
            <text:p>all</text:p>
          </table:table-cell>
          <table:table-cell office:value-type="string">
            <text:p>-- all --</text:p>
          </table:table-cell>
          <table:table-cell office:value-type="string">
            <text:p>-- alle --</text:p>
          </table:table-cell>
          <table:table-cell office:value-type="string">
            <text:p>- Tutti - </text:p>
          </table:table-cell>
          <table:table-cell office:value-type="string">
            <text:p>- Tous -</text:p>
          </table:table-cell>
        </table:table-row>
        <table:table-row table:style-name="ro1">
          <table:table-cell table:number-columns-repeated="3" office:value-type="string">
            <text:p>filter</text:p>
          </table:table-cell>
          <table:table-cell office:value-type="string">
            <text:p>filtro </text:p>
          </table:table-cell>
          <table:table-cell office:value-type="string">
            <text:p>filtre</text:p>
          </table:table-cell>
        </table:table-row>
        <table:table-row table:style-name="ro1">
          <table:table-cell office:value-type="string">
            <text:p>LAST_UPDATE</text:p>
          </table:table-cell>
          <table:table-cell office:value-type="string">
            <text:p>Last Status Updated on:</text:p>
          </table:table-cell>
          <table:table-cell office:value-type="string">
            <text:p>Letzter Status aktualisiert am:</text:p>
          </table:table-cell>
          <table:table-cell office:value-type="string">
            <text:p>Ultimo Stato Aggiornato il: </text:p>
          </table:table-cell>
          <table:table-cell office:value-type="string">
            <text:p>Dernière mise à jour Statut sur:</text:p>
          </table:table-cell>
        </table:table-row>
        <table:table-row table:style-name="ro1">
          <table:table-cell office:value-type="string">
            <text:p>firstName</text:p>
          </table:table-cell>
          <table:table-cell office:value-type="string">
            <text:p>First Name</text:p>
          </table:table-cell>
          <table:table-cell office:value-type="string">
            <text:p>Vorname</text:p>
          </table:table-cell>
          <table:table-cell office:value-type="string">
            <text:p>nome </text:p>
          </table:table-cell>
          <table:table-cell office:value-type="string">
            <text:p>prénom</text:p>
          </table:table-cell>
        </table:table-row>
        <table:table-row table:style-name="ro1">
          <table:table-cell office:value-type="string">
            <text:p>lastName</text:p>
          </table:table-cell>
          <table:table-cell office:value-type="string">
            <text:p>Last Name</text:p>
          </table:table-cell>
          <table:table-cell office:value-type="string">
            <text:p>Nachname</text:p>
          </table:table-cell>
          <table:table-cell office:value-type="string">
            <text:p>cognome </text:p>
          </table:table-cell>
          <table:table-cell office:value-type="string">
            <text:p>nom de famille</text:p>
          </table:table-cell>
        </table:table-row>
        <table:table-row table:style-name="ro1">
          <table:table-cell office:value-type="string">
            <text:p>password</text:p>
          </table:table-cell>
          <table:table-cell office:value-type="string">
            <text:p>Password</text:p>
          </table:table-cell>
          <table:table-cell office:value-type="string">
            <text:p>Kennwort</text:p>
          </table:table-cell>
          <table:table-cell office:value-type="string">
            <text:p>password 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unable_to_update_bean</text:p>
          </table:table-cell>
          <table:table-cell office:value-type="string">
            <text:p>Unable to update settings...</text:p>
          </table:table-cell>
          <table:table-cell office:value-type="string">
            <text:p>Konnte nicht die Einstellungen zu aktualisieren ...</text:p>
          </table:table-cell>
          <table:table-cell office:value-type="string">
            <text:p>Impossibile aggiornare le impostazioni ... </text:p>
          </table:table-cell>
          <table:table-cell office:value-type="string">
            <text:p>Impossible de mettre à jour les paramètres ...</text:p>
          </table:table-cell>
        </table:table-row>
        <table:table-row table:style-name="ro1">
          <table:table-cell office:value-type="string">
            <text:p>bean_not_found</text:p>
          </table:table-cell>
          <table:table-cell office:value-type="string">
            <text:p>User not found</text:p>
          </table:table-cell>
          <table:table-cell office:value-type="string">
            <text:p>Benutzer nicht gefunden</text:p>
          </table:table-cell>
          <table:table-cell office:value-type="string">
            <text:p>Utente non trovato </text:p>
          </table:table-cell>
          <table:table-cell office:value-type="string">
            <text:p>Utilisateur introuvable</text:p>
          </table:table-cell>
        </table:table-row>
        <table:table-row table:style-name="ro1">
          <table:table-cell office:value-type="string">
            <text:p>User_Updated</text:p>
          </table:table-cell>
          <table:table-cell office:value-type="string">
            <text:p>Settings Updated!</text:p>
          </table:table-cell>
          <table:table-cell office:value-type="string">
            <text:p>Einstellungen aktualisiert!</text:p>
          </table:table-cell>
          <table:table-cell office:value-type="string">
            <text:p>Impostazioni aggiornato!</text:p>
          </table:table-cell>
          <table:table-cell office:value-type="string">
            <text:p>Paramètres mis à jour!</text:p>
          </table:table-cell>
        </table:table-row>
        <table:table-row table:style-name="ro1">
          <table:table-cell office:value-type="string">
            <text:p>V_TAB_MAIN </text:p>
          </table:table-cell>
          <table:table-cell office:value-type="string">
            <text:p>Main</text:p>
          </table:table-cell>
          <table:table-cell table:style-name="ce1" office:value-type="string">
            <text:p>Main</text:p>
          </table:table-cell>
          <table:table-cell table:style-name="ce1" office:value-type="string">
            <text:p>principale</text:p>
          </table:table-cell>
          <table:table-cell office:value-type="string">
            <text:p>principal</text:p>
          </table:table-cell>
        </table:table-row>
        <table:table-row table:style-name="ro1">
          <table:table-cell office:value-type="string">
            <text:p>V_TAB_ALARM </text:p>
          </table:table-cell>
          <table:table-cell office:value-type="string">
            <text:p>Alarm Tables</text:p>
          </table:table-cell>
          <table:table-cell table:style-name="ce1" office:value-type="string">
            <text:p>Alarmtabellen</text:p>
          </table:table-cell>
          <table:table-cell table:style-name="ce1" office:value-type="string">
            <text:p>tabelle di allarme</text:p>
          </table:table-cell>
          <table:table-cell office:value-type="string">
            <text:p>Tableaux d'alarme</text:p>
          </table:table-cell>
        </table:table-row>
        <table:table-row table:style-name="ro1">
          <table:table-cell office:value-type="string">
            <text:p>V_TAB_PROCESS </text:p>
          </table:table-cell>
          <table:table-cell office:value-type="string">
            <text:p>Process Tables</text:p>
          </table:table-cell>
          <table:table-cell table:style-name="ce1" office:value-type="string">
            <text:p>Prozesstabellen</text:p>
          </table:table-cell>
          <table:table-cell table:style-name="ce1" office:value-type="string">
            <text:p>tabelle di processo</text:p>
          </table:table-cell>
          <table:table-cell office:value-type="string">
            <text:p>Tables de processus</text:p>
          </table:table-cell>
        </table:table-row>
        <table:table-row table:style-name="ro1">
          <table:table-cell office:value-type="string">
            <text:p>V_TAB_SPEED </text:p>
          </table:table-cell>
          <table:table-cell office:value-type="string">
            <text:p>Speed</text:p>
          </table:table-cell>
          <table:table-cell table:style-name="ce1" office:value-type="string">
            <text:p>Geschwindigkeit</text:p>
          </table:table-cell>
          <table:table-cell table:style-name="ce1" office:value-type="string">
            <text:p>velocità</text:p>
          </table:table-cell>
          <table:table-cell office:value-type="string">
            <text:p>vitesse</text:p>
          </table:table-cell>
        </table:table-row>
        <table:table-row table:style-name="ro1">
          <table:table-cell office:value-type="string">
            <text:p>V_TAB_MAP </text:p>
          </table:table-cell>
          <table:table-cell office:value-type="string">
            <text:p>Map</text:p>
          </table:table-cell>
          <table:table-cell table:style-name="ce1" office:value-type="string">
            <text:p>Karte</text:p>
          </table:table-cell>
          <table:table-cell table:style-name="ce1" office:value-type="string">
            <text:p>map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V_TAB_VNC </text:p>
          </table:table-cell>
          <table:table-cell office:value-type="string">
            <text:p>VNC</text:p>
          </table:table-cell>
          <table:table-cell table:number-columns-repeated="2" table:style-name="ce1" office:value-type="string">
            <text:p>VNC</text:p>
          </table:table-cell>
          <table:table-cell office:value-type="string">
            <text:p>VNC</text:p>
          </table:table-cell>
        </table:table-row>
        <table:table-row table:style-name="ro1">
          <table:table-cell office:value-type="string">
            <text:p>CUR_ALARMS</text:p>
          </table:table-cell>
          <table:table-cell office:value-type="string">
            <text:p>Active Alarms</text:p>
          </table:table-cell>
          <table:table-cell office:value-type="string">
            <text:p>Alarmliste</text:p>
          </table:table-cell>
          <table:table-cell table:style-name="ce1" office:value-type="string">
            <text:p>Allarmi attivi</text:p>
          </table:table-cell>
          <table:table-cell office:value-type="string">
            <text:p>Alarmes actives</text:p>
          </table:table-cell>
        </table:table-row>
        <table:table-row table:style-name="ro1">
          <table:table-cell office:value-type="string">
            <text:p>ALL_EVENTS</text:p>
          </table:table-cell>
          <table:table-cell office:value-type="string">
            <text:p>Alarms Table</text:p>
          </table:table-cell>
          <table:table-cell office:value-type="string">
            <text:p>Alarmtabelle</text:p>
          </table:table-cell>
          <table:table-cell table:style-name="ce1" office:value-type="string">
            <text:p>Allarmi Tabella</text:p>
          </table:table-cell>
          <table:table-cell office:value-type="string">
            <text:p>Tableau Alarmes</text:p>
          </table:table-cell>
        </table:table-row>
        <table:table-row table:style-name="ro1">
          <table:table-cell office:value-type="string">
            <text:p>HISTORY_ALARMS</text:p>
          </table:table-cell>
          <table:table-cell office:value-type="string">
            <text:p>Historical Data</text:p>
          </table:table-cell>
          <table:table-cell table:style-name="ce1" office:value-type="string">
            <text:p>Historische Daten</text:p>
          </table:table-cell>
          <table:table-cell table:style-name="ce1" office:value-type="string">
            <text:p>dati storici</text:p>
          </table:table-cell>
          <table:table-cell office:value-type="string">
            <text:p>données historiques</text:p>
          </table:table-cell>
        </table:table-row>
        <table:table-row table:style-name="ro1">
          <table:table-cell office:value-type="string">
            <text:p>ALL_ENVIRONMENT </text:p>
          </table:table-cell>
          <table:table-cell office:value-type="string">
            <text:p>Environment Data</text:p>
          </table:table-cell>
          <table:table-cell table:style-name="ce1" office:value-type="string">
            <text:p>Umweltdaten</text:p>
          </table:table-cell>
          <table:table-cell table:style-name="ce1" office:value-type="string">
            <text:p>Dati d'ambiente</text:p>
          </table:table-cell>
          <table:table-cell office:value-type="string">
            <text:p>Environnement Data</text:p>
          </table:table-cell>
        </table:table-row>
        <table:table-row table:style-name="ro1">
          <table:table-cell office:value-type="string">
            <text:p>V_CLIENT_CNX</text:p>
          </table:table-cell>
          <table:table-cell office:value-type="string">
            <text:p>Users Viewing</text:p>
          </table:table-cell>
          <table:table-cell office:value-type="string">
            <text:p>Benutzer anzeigen</text:p>
          </table:table-cell>
          <table:table-cell table:style-name="Default" office:value-type="string">
            <text:p>Utenti Visualizzazione</text:p>
          </table:table-cell>
          <table:table-cell table:style-name="Default" office:value-type="string">
            <text:p>utilisateurs visualisant</text:p>
          </table:table-cell>
        </table:table-row>
        <table:table-row table:style-name="ro1">
          <table:table-cell office:value-type="string">
            <text:p>CLEAR_FILTER</text:p>
          </table:table-cell>
          <table:table-cell office:value-type="string">
            <text:p>Clear Filter</text:p>
          </table:table-cell>
          <table:table-cell office:value-type="string">
            <text:p>Filter löschen</text:p>
          </table:table-cell>
          <table:table-cell table:style-name="Default" office:value-type="string">
            <text:p>Cancella filtro</text:p>
          </table:table-cell>
          <table:table-cell table:style-name="Default" office:value-type="string">
            <text:p>Supprimer les filtres</text:p>
          </table:table-cell>
        </table:table-row>
        <table:table-row table:style-name="ro1">
          <table:table-cell office:value-type="string">
            <text:p>ALARM_DATA_ZIP_FILE</text:p>
          </table:table-cell>
          <table:table-cell office:value-type="string">
            <text:p>Vehicle Zip File</text:p>
          </table:table-cell>
          <table:table-cell office:value-type="string">
            <text:p>Fahrzeug-Zip-Datei</text:p>
          </table:table-cell>
          <table:table-cell table:style-name="Default" office:value-type="string">
            <text:p>File di dati del veicolo</text:p>
          </table:table-cell>
          <table:table-cell table:style-name="Default" office:value-type="string">
            <text:p>Fichier Zip de véhicules</text:p>
          </table:table-cell>
        </table:table-row>
        <table:table-row table:style-name="ro1">
          <table:table-cell office:value-type="string">
            <text:p>START_UPLOAD</text:p>
          </table:table-cell>
          <table:table-cell office:value-type="string">
            <text:p>Start Upload</text:p>
          </table:table-cell>
          <table:table-cell office:value-type="string">
            <text:p>Upload starten</text:p>
          </table:table-cell>
          <table:table-cell table:style-name="Default" office:value-type="string">
            <text:p>Inizia il caricamento</text:p>
          </table:table-cell>
          <table:table-cell table:style-name="Default" office:value-type="string">
            <text:p>Démarrer le téléchargement</text:p>
          </table:table-cell>
        </table:table-row>
        <table:table-row table:style-name="ro1">
          <table:table-cell office:value-type="string">
            <text:p>IMPORT_ALARMS</text:p>
          </table:table-cell>
          <table:table-cell office:value-type="string">
            <text:p>Import Alarm Data</text:p>
          </table:table-cell>
          <table:table-cell office:value-type="string">
            <text:p>Import Alarmdaten</text:p>
          </table:table-cell>
          <table:table-cell table:style-name="Default" office:value-type="string">
            <text:p>Import Allarme dati</text:p>
          </table:table-cell>
          <table:table-cell table:style-name="Default" office:value-type="string">
            <text:p>Importation de données d'alarme</text:p>
          </table:table-cell>
        </table:table-row>
        <table:table-row table:style-name="ro1">
          <table:table-cell office:value-type="string">
            <text:p>IMPORT_VEHICLE_ID_NOT_FOUND </text:p>
          </table:table-cell>
          <table:table-cell office:value-type="string">
            <text:p>Vehicle ID not found in zip file</text:p>
          </table:table-cell>
          <table:table-cell office:value-type="string">
            <text:p>Fahrzeug-ID nicht in Zip-Datei gefunden</text:p>
          </table:table-cell>
          <table:table-cell table:style-name="Default" office:value-type="string">
            <text:p>Non VehicleID trovato nel file zip</text:p>
          </table:table-cell>
          <table:table-cell table:style-name="Default" office:value-type="string">
            <text:p>VehicleID pas trouvé dans le fichier zip</text:p>
          </table:table-cell>
        </table:table-row>
        <table:table-row table:style-name="ro1">
          <table:table-cell office:value-type="string">
            <text:p>IMPORT_VEHICLE_ID_NOT_READ</text:p>
          </table:table-cell>
          <table:table-cell office:value-type="string">
            <text:p>Not possible to read vehicle ID</text:p>
          </table:table-cell>
          <table:table-cell office:value-type="string">
            <text:p>Fahrzeug-ID ist nicht möglich lesen</text:p>
          </table:table-cell>
          <table:table-cell table:style-name="Default" office:value-type="string">
            <text:p>Non è possibile leggere VehicleID</text:p>
          </table:table-cell>
          <table:table-cell table:style-name="Default" office:value-type="string">
            <text:p>Pas possible de lire VehicleID</text:p>
          </table:table-cell>
        </table:table-row>
        <table:table-row table:style-name="ro1">
          <table:table-cell office:value-type="string">
            <text:p>IMPORT_IO_ERROR</text:p>
          </table:table-cell>
          <table:table-cell office:value-type="string">
            <text:p>Import IO Error</text:p>
          </table:table-cell>
          <table:table-cell office:value-type="string">
            <text:p>Import IO Fehler</text:p>
          </table:table-cell>
          <table:table-cell table:style-name="Default" office:value-type="string">
            <text:p>Import IO Error</text:p>
          </table:table-cell>
          <table:table-cell table:style-name="Default" office:value-type="string">
            <text:p>Importer IO Erreur</text:p>
          </table:table-cell>
        </table:table-row>
        <table:table-row table:style-name="ro1">
          <table:table-cell office:value-type="string">
            <text:p>IMPORT_VEHICLE_NOT_FOUND </text:p>
          </table:table-cell>
          <table:table-cell office:value-type="string">
            <text:p>Vehicle not found in Configuration</text:p>
          </table:table-cell>
          <table:table-cell office:value-type="string">
            <text:p>Fahrzeug-Konfiguration nicht gefunden</text:p>
          </table:table-cell>
          <table:table-cell table:style-name="Default" office:value-type="string">
            <text:p>Veicolo non trovato in configurazione</text:p>
          </table:table-cell>
          <table:table-cell table:style-name="Default" office:value-type="string">
            <text:p>Véhicule introuvable dans Configuration</text:p>
          </table:table-cell>
        </table:table-row>
        <table:table-row table:style-name="ro1">
          <table:table-cell office:value-type="string">
            <text:p>IMPORT_PROJECT_CODE_NOT_MATCH</text:p>
          </table:table-cell>
          <table:table-cell office:value-type="string">
            <text:p>The configuration in the zip file don't match with current configuration</text:p>
          </table:table-cell>
          <table:table-cell office:value-type="string">
            <text:p>Die Konfiguration in der Zip-Datei nicht mit der aktuellen Konfiguration überein</text:p>
          </table:table-cell>
          <table:table-cell table:style-name="Default" office:value-type="string">
            <text:p>La configurazione del file zip non corrispondono alla configurazione attuale</text:p>
          </table:table-cell>
          <table:table-cell table:style-name="Default" office:value-type="string">
            <text:p>La configuration dans le fichier zip ne correspond pas à la configuration actuelle</text:p>
          </table:table-cell>
        </table:table-row>
        <table:table-row table:style-name="ro1">
          <table:table-cell office:value-type="string">
            <text:p>IMPORT_ERROR_FILE_NOT_FOUND</text:p>
          </table:table-cell>
          <table:table-cell office:value-type="string">
            <text:p>Some files are missing in the zip archive</text:p>
          </table:table-cell>
          <table:table-cell office:value-type="string">
            <text:p>Einige Dateien im Zip-Archiv fehlt</text:p>
          </table:table-cell>
          <table:table-cell table:style-name="Default" office:value-type="string">
            <text:p>Mancano alcuni file nell'archivio zip</text:p>
          </table:table-cell>
          <table:table-cell table:style-name="Default" office:value-type="string">
            <text:p>Certains fichiers sont manquants dans l'archive zip</text:p>
          </table:table-cell>
        </table:table-row>
        <table:table-row table:style-name="ro1">
          <table:table-cell office:value-type="string">
            <text:p>IMPORT_VEHICLE_ID_NOT_MATCH</text:p>
          </table:table-cell>
          <table:table-cell office:value-type="string">
            <text:p>The data in the zip file don't belong to the current vehicle</text:p>
          </table:table-cell>
          <table:table-cell office:value-type="string">
            <text:p>Die Daten in der Zip-Datei nicht auf der aktuellen Fahrzeug gehören</text:p>
          </table:table-cell>
          <table:table-cell table:style-name="Default" office:value-type="string">
            <text:p>I dati nel file zip non appartengono al veicolo corrente</text:p>
          </table:table-cell>
          <table:table-cell table:style-name="Default" office:value-type="string">
            <text:p>Les données dans le fichier zip ne appartiennent pas au véhicule actuel</text:p>
          </table:table-cell>
        </table:table-row>
        <table:table-row table:style-name="ro1">
          <table:table-cell office:value-type="string">
            <text:p>UPLOAD_OK</text:p>
          </table:table-cell>
          <table:table-cell office:value-type="string">
            <text:p>Upload finish</text:p>
          </table:table-cell>
          <table:table-cell office:value-type="string">
            <text:p>Upload Fertig</text:p>
          </table:table-cell>
          <table:table-cell table:style-name="Default" office:value-type="string">
            <text:p>Completato il caricamento</text:p>
          </table:table-cell>
          <table:table-cell table:style-name="Default" office:value-type="string">
            <text:p>Ajouter fini</text:p>
          </table:table-cell>
        </table:table-row>
        <table:table-row table:style-name="ro1">
          <table:table-cell office:value-type="string">
            <text:p>IMPORT_FINISH</text:p>
          </table:table-cell>
          <table:table-cell office:value-type="string">
            <text:p>Import Finish</text:p>
          </table:table-cell>
          <table:table-cell office:value-type="string">
            <text:p>Import Fertig</text:p>
          </table:table-cell>
          <table:table-cell table:style-name="Default" office:value-type="string">
            <text:p>Import finito</text:p>
          </table:table-cell>
          <table:table-cell table:style-name="Default" office:value-type="string">
            <text:p>Importer Terminer</text:p>
          </table:table-cell>
        </table:table-row>
        <table:table-row table:style-name="ro1">
          <table:table-cell office:value-type="string">
            <text:p>FAIL_TO_IMPORT_ALARM_DATA</text:p>
          </table:table-cell>
          <table:table-cell office:value-type="string">
            <text:p>Fail to import alarm data</text:p>
          </table:table-cell>
          <table:table-cell office:value-type="string">
            <text:p>Import Alarmdaten ausfallen</text:p>
          </table:table-cell>
          <table:table-cell table:style-name="Default" office:value-type="string">
            <text:p>Non riescono a importare i dati di allarme</text:p>
          </table:table-cell>
          <table:table-cell table:style-name="Default" office:value-type="string">
            <text:p>Données d'alarme à importer a échoué</text:p>
          </table:table-cell>
        </table:table-row>
        <table:table-row table:style-name="ro1">
          <table:table-cell office:value-type="string">
            <text:p>IMPORTING_ALARMS</text:p>
          </table:table-cell>
          <table:table-cell office:value-type="string">
            <text:p>Importing Alarm data …</text:p>
          </table:table-cell>
          <table:table-cell office:value-type="string">
            <text:p>Importieren Alarm Daten ...</text:p>
          </table:table-cell>
          <table:table-cell table:style-name="Default" office:value-type="string">
            <text:p>Importazione di dati di allarme ...</text:p>
          </table:table-cell>
          <table:table-cell table:style-name="Default" office:value-type="string">
            <text:p>Importation de données d'alarme ...</text:p>
          </table:table-cell>
        </table:table-row>
        <table:table-row table:style-name="ro1">
          <table:table-cell office:value-type="string">
            <text:p>IMPORTING_ENVIRONMENT_DATA</text:p>
          </table:table-cell>
          <table:table-cell office:value-type="string">
            <text:p>Importing Environment data ...</text:p>
          </table:table-cell>
          <table:table-cell office:value-type="string">
            <text:p>Importieren Umweltdaten ...</text:p>
          </table:table-cell>
          <table:table-cell table:style-name="Default" office:value-type="string">
            <text:p>Importazione di dati Ambiente ...</text:p>
          </table:table-cell>
          <table:table-cell table:style-name="Default" office:value-type="string">
            <text:p>Importation de données Environnement ...</text:p>
          </table:table-cell>
        </table:table-row>
        <table:table-row table:style-name="ro1">
          <table:table-cell office:value-type="string">
            <text:p>CLOSE_ALARM_DETAILS</text:p>
          </table:table-cell>
          <table:table-cell office:value-type="string">
            <text:p>Close</text:p>
          </table:table-cell>
          <table:table-cell table:style-name="ce1" office:value-type="string">
            <text:p>Zu Schließen</text:p>
          </table:table-cell>
          <table:table-cell table:style-name="ce1" office:value-type="string">
            <text:p>vicino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ALARM_DESCRIPTION</text:p>
          </table:table-cell>
          <table:table-cell office:value-type="string">
            <text:p>Description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descrizione</text:p>
          </table:table-cell>
          <table:table-cell office:value-type="string">
            <text:p>détail</text:p>
          </table:table-cell>
        </table:table-row>
        <table:table-row table:style-name="ro1">
          <table:table-cell office:value-type="string">
            <text:p>ALARM_WORKSHOP</text:p>
          </table:table-cell>
          <table:table-cell office:value-type="string">
            <text:p>Workshop</text:p>
          </table:table-cell>
          <table:table-cell table:style-name="ce1" office:value-type="string">
            <text:p>Werkstatt</text:p>
          </table:table-cell>
          <table:table-cell table:style-name="ce1" office:value-type="string">
            <text:p>officina</text:p>
          </table:table-cell>
          <table:table-cell office:value-type="string">
            <text:p>Workshop</text:p>
          </table:table-cell>
        </table:table-row>
        <table:table-row table:style-name="ro3">
          <table:table-cell office:value-type="string">
            <text:p><text:s/></text:p>
          </table:table-cell>
          <table:table-cell table:number-columns-repeated="2"/>
          <table:table-cell table:number-columns-repeated="2" table:style-name="Default"/>
        </table:table-row>
        <table:table-row table:style-name="ro3">
          <table:table-cell table:number-columns-repeated="3"/>
          <table:table-cell table:number-columns-repeated="2" table:style-name="Default"/>
        </table:table-row>
        <table:table-row table:style-name="ro3">
          <table:table-cell table:number-columns-repeated="3"/>
          <table:table-cell table:style-name="Default"/>
          <table:table-cell table:style-name="Default"/>
        </table:table-row>
        <table:table-row table:style-name="ro3">
          <table:table-cell office:value-type="string">
            <text:p><text:s/></text:p>
          </table:table-cell>
          <table:table-cell/>
          <table:table-cell/>
          <table:table-cell table:style-name="Default" table:number-columns-repeated="2"/>
        </table:table-row>
        <table:table-row table:style-name="ro3">
          <table:table-cell office:value-type="string">
            <text:p><text:s/></text:p>
          </table:table-cell>
          <table:table-cell/>
          <table:table-cell/>
          <table:table-cell table:style-name="Default" table:number-columns-repeated="2"/>
        </table:table-row>
      </table:table>
      <table:table table:name="English" table:style-name="ta1" table:print="false">
        <table:table-column table:style-name="co7" table:default-cell-style-name="Default"/>
        <table:table-row table:style-name="ro3">
          <table:table-cell/>
        </table:table-row>
        <table:table-row table:style-name="ro3">
          <table:table-cell table:formula="of:=CONCATENATE([main.A2];&quot;=&quot;;[main.B2])" office:value-type="string" office:string-value="PLEASE_LOGIN_TEXT=To access the system please provide your credentials">
            <text:p>PLEASE_LOGIN_TEXT=To access the system please provide your credentials</text:p>
          </table:table-cell>
        </table:table-row>
        <table:table-row table:style-name="ro3">
          <table:table-cell table:formula="of:=CONCATENATE([main.A3];&quot;=&quot;;[main.B3])" office:value-type="string" office:string-value="USER_NAME_LABEL=User">
            <text:p>USER_NAME_LABEL=User</text:p>
          </table:table-cell>
        </table:table-row>
        <table:table-row table:style-name="ro3">
          <table:table-cell table:formula="of:=CONCATENATE([main.A4];&quot;=&quot;;[main.B4])" office:value-type="string" office:string-value="USER_NAME_PROMPT=Your username (eg. admin)">
            <text:p>USER_NAME_PROMPT=Your username (eg. admin)</text:p>
          </table:table-cell>
        </table:table-row>
        <table:table-row table:style-name="ro3">
          <table:table-cell table:formula="of:=CONCATENATE([main.A5];&quot;=&quot;;[main.B5])" office:value-type="string" office:string-value="USER_PASSWORD_LABEL=Password">
            <text:p>USER_PASSWORD_LABEL=Password</text:p>
          </table:table-cell>
        </table:table-row>
        <table:table-row table:style-name="ro3">
          <table:table-cell table:formula="of:=CONCATENATE([main.A6];&quot;=&quot;;[main.B6])" office:value-type="string" office:string-value="LOGIN_BUTTON=Login">
            <text:p>LOGIN_BUTTON=Login</text:p>
          </table:table-cell>
        </table:table-row>
        <table:table-row table:style-name="ro3">
          <table:table-cell table:formula="of:=CONCATENATE([main.A7];&quot;=&quot;;[main.B7])" office:value-type="string" office:string-value="WRONG_PASSWORD_TEXT=Wrong password or user name! Please try again">
            <text:p>WRONG_PASSWORD_TEXT=Wrong password or user name! Please try again</text:p>
          </table:table-cell>
        </table:table-row>
        <table:table-row table:style-name="ro3">
          <table:table-cell table:formula="of:=CONCATENATE([main.A8];&quot;=&quot;;[main.B8])" office:value-type="string" office:string-value="User_Not_Found=User Not Found!">
            <text:p>User_Not_Found=User Not Found!</text:p>
          </table:table-cell>
        </table:table-row>
        <table:table-row table:style-name="ro3">
          <table:table-cell table:formula="of:=CONCATENATE([main.A9];&quot;=&quot;;[main.B9])" office:value-type="string" office:string-value="DRAG_TARGET=Drag Vehicle Here!">
            <text:p>DRAG_TARGET=Drag Vehicle Here!</text:p>
          </table:table-cell>
        </table:table-row>
        <table:table-row table:style-name="ro3">
          <table:table-cell table:formula="of:=CONCATENATE([main.A10];&quot;=&quot;;[main.B10])" office:value-type="string" office:string-value="Organization=Organization">
            <text:p>Organization=Organization</text:p>
          </table:table-cell>
        </table:table-row>
        <table:table-row table:style-name="ro3">
          <table:table-cell table:formula="of:=CONCATENATE([main.A11];&quot;=&quot;;[main.B11])" office:value-type="string" office:string-value="Fleet=Fleet">
            <text:p>Fleet=Fleet</text:p>
          </table:table-cell>
        </table:table-row>
        <table:table-row table:style-name="ro3">
          <table:table-cell table:formula="of:=CONCATENATE([main.A12];&quot;=&quot;;[main.B12])" office:value-type="string" office:string-value="Type=Vehicle Type">
            <text:p>Type=Vehicle Type</text:p>
          </table:table-cell>
        </table:table-row>
        <table:table-row table:style-name="ro3">
          <table:table-cell table:formula="of:=CONCATENATE([main.A13];&quot;=&quot;;[main.B13])" office:value-type="string" office:string-value="ST_NONE=ST_NONE">
            <text:p>ST_NONE=ST_NONE</text:p>
          </table:table-cell>
        </table:table-row>
        <table:table-row table:style-name="ro3">
          <table:table-cell table:formula="of:=CONCATENATE([main.A14];&quot;=&quot;;[main.B14])" office:value-type="string" office:string-value="ST_OFFLINE=OFFLINE">
            <text:p>ST_OFFLINE=OFFLINE</text:p>
          </table:table-cell>
        </table:table-row>
        <table:table-row table:style-name="ro3">
          <table:table-cell table:formula="of:=CONCATENATE([main.A15];&quot;=&quot;;[main.B15])" office:value-type="string" office:string-value="ST_ONLINE=ONLINE">
            <text:p>ST_ONLINE=ONLINE</text:p>
          </table:table-cell>
        </table:table-row>
        <table:table-row table:style-name="ro3">
          <table:table-cell table:formula="of:=CONCATENATE([main.A16];&quot;=&quot;;[main.B16])" office:value-type="string" office:string-value="rcvTimeStamp=Time">
            <text:p>rcvTimeStamp=Time</text:p>
          </table:table-cell>
        </table:table-row>
        <table:table-row table:style-name="ro3">
          <table:table-cell table:formula="of:=CONCATENATE([main.A17];&quot;=&quot;;[main.B17])" office:value-type="string" office:string-value="alarmID=Alarm #">
            <text:p>alarmID=Alarm #</text:p>
          </table:table-cell>
        </table:table-row>
        <table:table-row table:style-name="ro3">
          <table:table-cell table:formula="of:=CONCATENATE([main.A18];&quot;=&quot;;[main.B18])" office:value-type="string" office:string-value="tagId=Tag #">
            <text:p>tagId=Tag #</text:p>
          </table:table-cell>
        </table:table-row>
        <table:table-row table:style-name="ro3">
          <table:table-cell table:formula="of:=CONCATENATE([main.A19];&quot;=&quot;;[main.B19])" office:value-type="string" office:string-value="description=Description">
            <text:p>description=Description</text:p>
          </table:table-cell>
        </table:table-row>
        <table:table-row table:style-name="ro3">
          <table:table-cell table:formula="of:=CONCATENATE([main.A20];&quot;=&quot;;[main.B20])" office:value-type="string" office:string-value="timeStamp=TimeStamp">
            <text:p>timeStamp=TimeStamp</text:p>
          </table:table-cell>
        </table:table-row>
        <table:table-row table:style-name="ro3">
          <table:table-cell table:formula="of:=CONCATENATE([main.A21];&quot;=&quot;;[main.B21])" office:value-type="string" office:string-value="value=Value">
            <text:p>value=Value</text:p>
          </table:table-cell>
        </table:table-row>
        <table:table-row table:style-name="ro3">
          <table:table-cell table:formula="of:=CONCATENATE([main.A22];&quot;=&quot;;[main.B22])" office:value-type="string" office:string-value="CURRENT_ALARMS=Alarm List">
            <text:p>CURRENT_ALARMS=Alarm List</text:p>
          </table:table-cell>
        </table:table-row>
        <table:table-row table:style-name="ro3">
          <table:table-cell table:formula="of:=CONCATENATE([main.A23];&quot;=&quot;;[main.B23])" office:value-type="string" office:string-value="EVENT_LIST=Event List">
            <text:p>EVENT_LIST=Event List</text:p>
          </table:table-cell>
        </table:table-row>
        <table:table-row table:style-name="ro3">
          <table:table-cell table:formula="of:=CONCATENATE([main.A24];&quot;=&quot;;[main.B24])" office:value-type="string" office:string-value="Battery=Battery">
            <text:p>Battery=Battery</text:p>
          </table:table-cell>
        </table:table-row>
        <table:table-row table:style-name="ro3">
          <table:table-cell table:formula="of:=CONCATENATE([main.A25];&quot;=&quot;;[main.B25])" office:value-type="string" office:string-value="Speed=Speed">
            <text:p>Speed=Speed</text:p>
          </table:table-cell>
        </table:table-row>
        <table:table-row table:style-name="ro3">
          <table:table-cell table:formula="of:=CONCATENATE([main.A26];&quot;=&quot;;[main.B26])" office:value-type="string" office:string-value="Tank=Fuel Tank">
            <text:p>Tank=Fuel Tank</text:p>
          </table:table-cell>
        </table:table-row>
        <table:table-row table:style-name="ro3">
          <table:table-cell table:formula="of:=CONCATENATE([main.A27];&quot;=&quot;;[main.B27])" office:value-type="string" office:string-value="Update=Update">
            <text:p>Update=Update</text:p>
          </table:table-cell>
        </table:table-row>
        <table:table-row table:style-name="ro3">
          <table:table-cell table:formula="of:=CONCATENATE([main.A28];&quot;=&quot;;[main.B28])" office:value-type="string" office:string-value="Language=Language">
            <text:p>Language=Language</text:p>
          </table:table-cell>
        </table:table-row>
        <table:table-row table:style-name="ro3">
          <table:table-cell table:formula="of:=CONCATENATE([main.A29];&quot;=&quot;;[main.B29])" office:value-type="string" office:string-value="WelcomeTo=Welcome to">
            <text:p>WelcomeTo=Welcome to</text:p>
          </table:table-cell>
        </table:table-row>
        <table:table-row table:style-name="ro3">
          <table:table-cell table:formula="of:=CONCATENATE([main.A30];&quot;=&quot;;[main.B30])" office:value-type="string" office:string-value="OnlineDiagnostics=Online Diagnostics System">
            <text:p>OnlineDiagnostics=Online Diagnostics System</text:p>
          </table:table-cell>
        </table:table-row>
        <table:table-row table:style-name="ro3">
          <table:table-cell table:formula="of:=CONCATENATE([main.A31];&quot;=&quot;;[main.B31])" office:value-type="string" office:string-value="none=-- none --">
            <text:p>none=-- none --</text:p>
          </table:table-cell>
        </table:table-row>
        <table:table-row table:style-name="ro3">
          <table:table-cell table:formula="of:=CONCATENATE([main.A32];&quot;=&quot;;[main.B32])" office:value-type="string" office:string-value="all=-- all --">
            <text:p>all=-- all --</text:p>
          </table:table-cell>
        </table:table-row>
        <table:table-row table:style-name="ro3">
          <table:table-cell table:formula="of:=CONCATENATE([main.A33];&quot;=&quot;;[main.B33])" office:value-type="string" office:string-value="filter=filter">
            <text:p>filter=filter</text:p>
          </table:table-cell>
        </table:table-row>
        <table:table-row table:style-name="ro3">
          <table:table-cell table:formula="of:=CONCATENATE([main.A34];&quot;=&quot;;[main.B34])" office:value-type="string" office:string-value="LAST_UPDATE=Last Status Updated on:">
            <text:p>LAST_UPDATE=Last Status Updated on:</text:p>
          </table:table-cell>
        </table:table-row>
        <table:table-row table:style-name="ro3">
          <table:table-cell table:formula="of:=CONCATENATE([main.A35];&quot;=&quot;;[main.B35])" office:value-type="string" office:string-value="firstName=First Name">
            <text:p>firstName=First Name</text:p>
          </table:table-cell>
        </table:table-row>
        <table:table-row table:style-name="ro3">
          <table:table-cell table:formula="of:=CONCATENATE([main.A36];&quot;=&quot;;[main.B36])" office:value-type="string" office:string-value="lastName=Last Name">
            <text:p>lastName=Last Name</text:p>
          </table:table-cell>
        </table:table-row>
        <table:table-row table:style-name="ro3">
          <table:table-cell table:formula="of:=CONCATENATE([main.A37];&quot;=&quot;;[main.B37])" office:value-type="string" office:string-value="password=Password">
            <text:p>password=Password</text:p>
          </table:table-cell>
        </table:table-row>
        <table:table-row table:style-name="ro3">
          <table:table-cell table:formula="of:=CONCATENATE([main.A38];&quot;=&quot;;[main.B38])" office:value-type="string" office:string-value="unable_to_update_bean=Unable to update settings...">
            <text:p>unable_to_update_bean=Unable to update settings...</text:p>
          </table:table-cell>
        </table:table-row>
        <table:table-row table:style-name="ro3">
          <table:table-cell table:formula="of:=CONCATENATE([main.A39];&quot;=&quot;;[main.B39])" office:value-type="string" office:string-value="bean_not_found=User not found">
            <text:p>bean_not_found=User not found</text:p>
          </table:table-cell>
        </table:table-row>
        <table:table-row table:style-name="ro3">
          <table:table-cell table:formula="of:=CONCATENATE([main.A40];&quot;=&quot;;[main.B40])" office:value-type="string" office:string-value="User_Updated=Settings Updated!">
            <text:p>User_Updated=Settings Updated!</text:p>
          </table:table-cell>
        </table:table-row>
        <table:table-row table:style-name="ro3">
          <table:table-cell table:formula="of:=CONCATENATE([main.A41];&quot;=&quot;;[main.B41])" office:value-type="string" office:string-value="V_TAB_MAIN =Main">
            <text:p>V_TAB_MAIN =Main</text:p>
          </table:table-cell>
        </table:table-row>
        <table:table-row table:style-name="ro3">
          <table:table-cell table:formula="of:=CONCATENATE([main.A42];&quot;=&quot;;[main.B42])" office:value-type="string" office:string-value="V_TAB_ALARM =Alarm Tables">
            <text:p>V_TAB_ALARM =Alarm Tables</text:p>
          </table:table-cell>
        </table:table-row>
        <table:table-row table:style-name="ro3">
          <table:table-cell table:formula="of:=CONCATENATE([main.A43];&quot;=&quot;;[main.B43])" office:value-type="string" office:string-value="V_TAB_PROCESS =Process Tables">
            <text:p>V_TAB_PROCESS =Process Tables</text:p>
          </table:table-cell>
        </table:table-row>
        <table:table-row table:style-name="ro3">
          <table:table-cell table:formula="of:=CONCATENATE([main.A44];&quot;=&quot;;[main.B44])" office:value-type="string" office:string-value="V_TAB_SPEED =Speed">
            <text:p>V_TAB_SPEED =Speed</text:p>
          </table:table-cell>
        </table:table-row>
        <table:table-row table:style-name="ro3">
          <table:table-cell table:formula="of:=CONCATENATE([main.A45];&quot;=&quot;;[main.B45])" office:value-type="string" office:string-value="V_TAB_MAP =Map">
            <text:p>V_TAB_MAP =Map</text:p>
          </table:table-cell>
        </table:table-row>
        <table:table-row table:style-name="ro3">
          <table:table-cell table:formula="of:=CONCATENATE([main.A46];&quot;=&quot;;[main.B46])" office:value-type="string" office:string-value="V_TAB_VNC =VNC">
            <text:p>V_TAB_VNC =VNC</text:p>
          </table:table-cell>
        </table:table-row>
        <table:table-row table:style-name="ro3">
          <table:table-cell table:formula="of:=CONCATENATE([main.A47];&quot;=&quot;;[main.B47])" office:value-type="string" office:string-value="CUR_ALARMS=Active Alarms">
            <text:p>CUR_ALARMS=Active Alarms</text:p>
          </table:table-cell>
        </table:table-row>
        <table:table-row table:style-name="ro3">
          <table:table-cell table:formula="of:=CONCATENATE([main.A48];&quot;=&quot;;[main.B48])" office:value-type="string" office:string-value="ALL_EVENTS=Alarms Table">
            <text:p>ALL_EVENTS=Alarms Table</text:p>
          </table:table-cell>
        </table:table-row>
        <table:table-row table:style-name="ro3">
          <table:table-cell table:formula="of:=CONCATENATE([main.A49];&quot;=&quot;;[main.B49])" office:value-type="string" office:string-value="HISTORY_ALARMS=Historical Data">
            <text:p>HISTORY_ALARMS=Historical Data</text:p>
          </table:table-cell>
        </table:table-row>
        <table:table-row table:style-name="ro3">
          <table:table-cell table:formula="of:=CONCATENATE([main.A50];&quot;=&quot;;[main.B50])" office:value-type="string" office:string-value="ALL_ENVIRONMENT =Environment Data">
            <text:p>ALL_ENVIRONMENT =Environment Data</text:p>
          </table:table-cell>
        </table:table-row>
        <table:table-row table:style-name="ro3">
          <table:table-cell table:formula="of:=CONCATENATE([main.A51];&quot;=&quot;;[main.B51])" office:value-type="string" office:string-value="V_CLIENT_CNX=Users Viewing">
            <text:p>V_CLIENT_CNX=Users Viewing</text:p>
          </table:table-cell>
        </table:table-row>
        <table:table-row table:style-name="ro3">
          <table:table-cell table:formula="of:=CONCATENATE([main.A52];&quot;=&quot;;[main.B52])" office:value-type="string" office:string-value="CLEAR_FILTER=Clear Filter">
            <text:p>CLEAR_FILTER=Clear Filter</text:p>
          </table:table-cell>
        </table:table-row>
        <table:table-row table:style-name="ro3">
          <table:table-cell table:formula="of:=CONCATENATE([main.A53];&quot;=&quot;;[main.B53])" office:value-type="string" office:string-value="ALARM_DATA_ZIP_FILE=Vehicle Zip File">
            <text:p>ALARM_DATA_ZIP_FILE=Vehicle Zip File</text:p>
          </table:table-cell>
        </table:table-row>
        <table:table-row table:style-name="ro3">
          <table:table-cell table:formula="of:=CONCATENATE([main.A54];&quot;=&quot;;[main.B54])" office:value-type="string" office:string-value="START_UPLOAD=Start Upload">
            <text:p>START_UPLOAD=Start Upload</text:p>
          </table:table-cell>
        </table:table-row>
        <table:table-row table:style-name="ro3">
          <table:table-cell table:formula="of:=CONCATENATE([main.A55];&quot;=&quot;;[main.B55])" office:value-type="string" office:string-value="IMPORT_ALARMS=Import Alarm Data">
            <text:p>IMPORT_ALARMS=Import Alarm Data</text:p>
          </table:table-cell>
        </table:table-row>
        <table:table-row table:style-name="ro3">
          <table:table-cell table:formula="of:=CONCATENATE([main.A56];&quot;=&quot;;[main.B56])" office:value-type="string" office:string-value="IMPORT_VEHICLE_ID_NOT_FOUND =Vehicle ID not found in zip file">
            <text:p>IMPORT_VEHICLE_ID_NOT_FOUND =Vehicle ID not found in zip file</text:p>
          </table:table-cell>
        </table:table-row>
        <table:table-row table:style-name="ro3">
          <table:table-cell table:formula="of:=CONCATENATE([main.A57];&quot;=&quot;;[main.B57])" office:value-type="string" office:string-value="IMPORT_VEHICLE_ID_NOT_READ=Not possible to read vehicle ID">
            <text:p>IMPORT_VEHICLE_ID_NOT_READ=Not possible to read vehicle ID</text:p>
          </table:table-cell>
        </table:table-row>
        <table:table-row table:style-name="ro3">
          <table:table-cell table:formula="of:=CONCATENATE([main.A58];&quot;=&quot;;[main.B58])" office:value-type="string" office:string-value="IMPORT_IO_ERROR=Import IO Error">
            <text:p>IMPORT_IO_ERROR=Import IO Error</text:p>
          </table:table-cell>
        </table:table-row>
        <table:table-row table:style-name="ro3">
          <table:table-cell table:formula="of:=CONCATENATE([main.A59];&quot;=&quot;;[main.B59])" office:value-type="string" office:string-value="IMPORT_VEHICLE_NOT_FOUND =Vehicle not found in Configuration">
            <text:p>IMPORT_VEHICLE_NOT_FOUND =Vehicle not found in Configuration</text:p>
          </table:table-cell>
        </table:table-row>
        <table:table-row table:style-name="ro3">
          <table:table-cell table:formula="of:=CONCATENATE([main.A60];&quot;=&quot;;[main.B60])" office:value-type="string" office:string-value="IMPORT_PROJECT_CODE_NOT_MATCH=The configuration in the zip file don't match with current configuration">
            <text:p>IMPORT_PROJECT_CODE_NOT_MATCH=The configuration in the zip file don't match with current configuration</text:p>
          </table:table-cell>
        </table:table-row>
        <table:table-row table:style-name="ro3">
          <table:table-cell table:formula="of:=CONCATENATE([main.A61];&quot;=&quot;;[main.B61])" office:value-type="string" office:string-value="IMPORT_ERROR_FILE_NOT_FOUND=Some files are missing in the zip archive">
            <text:p>IMPORT_ERROR_FILE_NOT_FOUND=Some files are missing in the zip archive</text:p>
          </table:table-cell>
        </table:table-row>
        <table:table-row table:style-name="ro3">
          <table:table-cell table:formula="of:=CONCATENATE([main.A62];&quot;=&quot;;[main.B62])" office:value-type="string" office:string-value="IMPORT_VEHICLE_ID_NOT_MATCH=The data in the zip file don't belong to the current vehicle">
            <text:p>IMPORT_VEHICLE_ID_NOT_MATCH=The data in the zip file don't belong to the current vehicle</text:p>
          </table:table-cell>
        </table:table-row>
        <table:table-row table:style-name="ro3">
          <table:table-cell table:formula="of:=CONCATENATE([main.A63];&quot;=&quot;;[main.B63])" office:value-type="string" office:string-value="UPLOAD_OK=Upload finish">
            <text:p>UPLOAD_OK=Upload finish</text:p>
          </table:table-cell>
        </table:table-row>
        <table:table-row table:style-name="ro3">
          <table:table-cell table:formula="of:=CONCATENATE([main.A64];&quot;=&quot;;[main.B64])" office:value-type="string" office:string-value="IMPORT_FINISH=Import Finish">
            <text:p>IMPORT_FINISH=Import Finish</text:p>
          </table:table-cell>
        </table:table-row>
        <table:table-row table:style-name="ro3">
          <table:table-cell table:formula="of:=CONCATENATE([main.A65];&quot;=&quot;;[main.B65])" office:value-type="string" office:string-value="FAIL_TO_IMPORT_ALARM_DATA=Fail to import alarm data">
            <text:p>FAIL_TO_IMPORT_ALARM_DATA=Fail to import alarm data</text:p>
          </table:table-cell>
        </table:table-row>
        <table:table-row table:style-name="ro3">
          <table:table-cell table:formula="of:=CONCATENATE([main.A66];&quot;=&quot;;[main.B66])" office:value-type="string" office:string-value="IMPORTING_ALARMS=Importing Alarm data …">
            <text:p>IMPORTING_ALARMS=Importing Alarm data …</text:p>
          </table:table-cell>
        </table:table-row>
        <table:table-row table:style-name="ro3">
          <table:table-cell table:formula="of:=CONCATENATE([main.A67];&quot;=&quot;;[main.B67])" office:value-type="string" office:string-value="IMPORTING_ENVIRONMENT_DATA=Importing Environment data ...">
            <text:p>IMPORTING_ENVIRONMENT_DATA=Importing Environment data ...</text:p>
          </table:table-cell>
        </table:table-row>
        <table:table-row table:style-name="ro3">
          <table:table-cell table:formula="of:=CONCATENATE([main.A68];&quot;=&quot;;[main.B68])" office:value-type="string" office:string-value="CLOSE_ALARM_DETAILS=Close">
            <text:p>CLOSE_ALARM_DETAILS=Close</text:p>
          </table:table-cell>
        </table:table-row>
        <table:table-row table:style-name="ro3">
          <table:table-cell table:formula="of:=CONCATENATE([main.A69];&quot;=&quot;;[main.B69])" office:value-type="string" office:string-value="ALARM_DESCRIPTION=Description">
            <text:p>ALARM_DESCRIPTION=Description</text:p>
          </table:table-cell>
        </table:table-row>
        <table:table-row table:style-name="ro3">
          <table:table-cell table:formula="of:=CONCATENATE([main.A70];&quot;=&quot;;[main.B70])" office:value-type="string" office:string-value="ALARM_WORKSHOP=Workshop">
            <text:p>ALARM_WORKSHOP=Workshop</text:p>
          </table:table-cell>
        </table:table-row>
        <table:table-row table:style-name="ro3">
          <table:table-cell table:formula="of:=CONCATENATE([main.A71];&quot;=&quot;;[main.B71])" office:value-type="string" office:string-value=" =">
            <text:p><text:s/>=</text:p>
          </table:table-cell>
        </table:table-row>
        <table:table-row table:style-name="ro3">
          <table:table-cell table:formula="of:=CONCATENATE([main.A72];&quot;=&quot;;[main.B72])" office:value-type="string" office:string-value="=">
            <text:p>=</text:p>
          </table:table-cell>
        </table:table-row>
        <table:table-row table:style-name="ro3">
          <table:table-cell table:formula="of:=CONCATENATE([main.A73];&quot;=&quot;;[main.B73])" office:value-type="string" office:string-value="=">
            <text:p>=</text:p>
          </table:table-cell>
        </table:table-row>
      </table:table>
      <table:table table:name="German" table:style-name="ta1" table:print="false">
        <table:table-column table:style-name="co8" table:default-cell-style-name="Default"/>
        <table:table-row table:style-name="ro3">
          <table:table-cell/>
        </table:table-row>
        <table:table-row table:style-name="ro3">
          <table:table-cell table:formula="of:=CONCATENATE([main.A2];&quot;=&quot;;[main.C2])" office:value-type="string" office:string-value="PLEASE_LOGIN_TEXT=Zugriff auf das System geben Sie bitte Ihre Anmeldeinformationen">
            <text:p>PLEASE_LOGIN_TEXT=Zugriff auf das System geben Sie bitte Ihre Anmeldeinformationen</text:p>
          </table:table-cell>
        </table:table-row>
        <table:table-row table:style-name="ro3">
          <table:table-cell table:formula="of:=CONCATENATE([main.A3];&quot;=&quot;;[main.C3])" office:value-type="string" office:string-value="USER_NAME_LABEL=Benutzer">
            <text:p>USER_NAME_LABEL=Benutzer</text:p>
          </table:table-cell>
        </table:table-row>
        <table:table-row table:style-name="ro3">
          <table:table-cell table:formula="of:=CONCATENATE([main.A4];&quot;=&quot;;[main.C4])" office:value-type="string" office:string-value="USER_NAME_PROMPT=Ihren Benutzernamen (zB. Admin)">
            <text:p>USER_NAME_PROMPT=Ihren Benutzernamen (zB. Admin)</text:p>
          </table:table-cell>
        </table:table-row>
        <table:table-row table:style-name="ro3">
          <table:table-cell table:formula="of:=CONCATENATE([main.A5];&quot;=&quot;;[main.C5])" office:value-type="string" office:string-value="USER_PASSWORD_LABEL=Passwort">
            <text:p>USER_PASSWORD_LABEL=Passwort</text:p>
          </table:table-cell>
        </table:table-row>
        <table:table-row table:style-name="ro3">
          <table:table-cell table:formula="of:=CONCATENATE([main.A6];&quot;=&quot;;[main.C6])" office:value-type="string" office:string-value="LOGIN_BUTTON=Login">
            <text:p>LOGIN_BUTTON=Login</text:p>
          </table:table-cell>
        </table:table-row>
        <table:table-row table:style-name="ro3">
          <table:table-cell table:formula="of:=CONCATENATE([main.A7];&quot;=&quot;;[main.C7])" office:value-type="string" office:string-value="WRONG_PASSWORD_TEXT=Falsches Passwort oder Benutzername! Bitte versuchen Sie es erneut">
            <text:p>WRONG_PASSWORD_TEXT=Falsches Passwort oder Benutzername! Bitte versuchen Sie es erneut</text:p>
          </table:table-cell>
        </table:table-row>
        <table:table-row table:style-name="ro3">
          <table:table-cell table:formula="of:=CONCATENATE([main.A8];&quot;=&quot;;[main.C8])" office:value-type="string" office:string-value="User_Not_Found=Benutzer nicht gefunden!">
            <text:p>User_Not_Found=Benutzer nicht gefunden!</text:p>
          </table:table-cell>
        </table:table-row>
        <table:table-row table:style-name="ro3">
          <table:table-cell table:formula="of:=CONCATENATE([main.A9];&quot;=&quot;;[main.C9])" office:value-type="string" office:string-value="DRAG_TARGET=Ziehen Sie die Bahn hier!">
            <text:p>DRAG_TARGET=Ziehen Sie die Bahn hier!</text:p>
          </table:table-cell>
        </table:table-row>
        <table:table-row table:style-name="ro3">
          <table:table-cell table:formula="of:=CONCATENATE([main.A10];&quot;=&quot;;[main.C10])" office:value-type="string" office:string-value="Organization=Unternehmen">
            <text:p>Organization=Unternehmen</text:p>
          </table:table-cell>
        </table:table-row>
        <table:table-row table:style-name="ro3">
          <table:table-cell table:formula="of:=CONCATENATE([main.A11];&quot;=&quot;;[main.C11])" office:value-type="string" office:string-value="Fleet=Flotte">
            <text:p>Fleet=Flotte</text:p>
          </table:table-cell>
        </table:table-row>
        <table:table-row table:style-name="ro3">
          <table:table-cell table:formula="of:=CONCATENATE([main.A12];&quot;=&quot;;[main.C12])" office:value-type="string" office:string-value="Type=Fahrzeugtyp">
            <text:p>Type=Fahrzeugtyp</text:p>
          </table:table-cell>
        </table:table-row>
        <table:table-row table:style-name="ro3">
          <table:table-cell table:formula="of:=CONCATENATE([main.A13];&quot;=&quot;;[main.C13])" office:value-type="string" office:string-value="ST_NONE=ST_NONE">
            <text:p>ST_NONE=ST_NONE</text:p>
          </table:table-cell>
        </table:table-row>
        <table:table-row table:style-name="ro3">
          <table:table-cell table:formula="of:=CONCATENATE([main.A14];&quot;=&quot;;[main.C14])" office:value-type="string" office:string-value="ST_OFFLINE=OFFLINE">
            <text:p>ST_OFFLINE=OFFLINE</text:p>
          </table:table-cell>
        </table:table-row>
        <table:table-row table:style-name="ro3">
          <table:table-cell table:formula="of:=CONCATENATE([main.A15];&quot;=&quot;;[main.C15])" office:value-type="string" office:string-value="ST_ONLINE=ONLINE">
            <text:p>ST_ONLINE=ONLINE</text:p>
          </table:table-cell>
        </table:table-row>
        <table:table-row table:style-name="ro3">
          <table:table-cell table:formula="of:=CONCATENATE([main.A16];&quot;=&quot;;[main.C16])" office:value-type="string" office:string-value="rcvTimeStamp=Zeit">
            <text:p>rcvTimeStamp=Zeit</text:p>
          </table:table-cell>
        </table:table-row>
        <table:table-row table:style-name="ro3">
          <table:table-cell table:formula="of:=CONCATENATE([main.A17];&quot;=&quot;;[main.C17])" office:value-type="string" office:string-value="alarmID=Alarm #">
            <text:p>alarmID=Alarm #</text:p>
          </table:table-cell>
        </table:table-row>
        <table:table-row table:style-name="ro3">
          <table:table-cell table:formula="of:=CONCATENATE([main.A18];&quot;=&quot;;[main.C18])" office:value-type="string" office:string-value="tagId=Tag #">
            <text:p>tagId=Tag #</text:p>
          </table:table-cell>
        </table:table-row>
        <table:table-row table:style-name="ro3">
          <table:table-cell table:formula="of:=CONCATENATE([main.A19];&quot;=&quot;;[main.C19])" office:value-type="string" office:string-value="description=Beschreibung">
            <text:p>description=Beschreibung</text:p>
          </table:table-cell>
        </table:table-row>
        <table:table-row table:style-name="ro3">
          <table:table-cell table:formula="of:=CONCATENATE([main.A20];&quot;=&quot;;[main.C20])" office:value-type="string" office:string-value="timeStamp=Zeitstempel">
            <text:p>timeStamp=Zeitstempel</text:p>
          </table:table-cell>
        </table:table-row>
        <table:table-row table:style-name="ro3">
          <table:table-cell table:formula="of:=CONCATENATE([main.A21];&quot;=&quot;;[main.C21])" office:value-type="string" office:string-value="value=Wert">
            <text:p>value=Wert</text:p>
          </table:table-cell>
        </table:table-row>
        <table:table-row table:style-name="ro3">
          <table:table-cell table:formula="of:=CONCATENATE([main.A22];&quot;=&quot;;[main.C22])" office:value-type="string" office:string-value="CURRENT_ALARMS=Alarmliste">
            <text:p>CURRENT_ALARMS=Alarmliste</text:p>
          </table:table-cell>
        </table:table-row>
        <table:table-row table:style-name="ro3">
          <table:table-cell table:formula="of:=CONCATENATE([main.A23];&quot;=&quot;;[main.C23])" office:value-type="string" office:string-value="EVENT_LIST=Event-Liste">
            <text:p>EVENT_LIST=Event-Liste</text:p>
          </table:table-cell>
        </table:table-row>
        <table:table-row table:style-name="ro3">
          <table:table-cell table:formula="of:=CONCATENATE([main.A24];&quot;=&quot;;[main.C24])" office:value-type="string" office:string-value="Battery=Batterie">
            <text:p>Battery=Batterie</text:p>
          </table:table-cell>
        </table:table-row>
        <table:table-row table:style-name="ro3">
          <table:table-cell table:formula="of:=CONCATENATE([main.A25];&quot;=&quot;;[main.C25])" office:value-type="string" office:string-value="Speed=Geschwindigkeit">
            <text:p>Speed=Geschwindigkeit</text:p>
          </table:table-cell>
        </table:table-row>
        <table:table-row table:style-name="ro3">
          <table:table-cell table:formula="of:=CONCATENATE([main.A26];&quot;=&quot;;[main.C26])" office:value-type="string" office:string-value="Tank=Kraftstofftank">
            <text:p>Tank=Kraftstofftank</text:p>
          </table:table-cell>
        </table:table-row>
        <table:table-row table:style-name="ro3">
          <table:table-cell table:formula="of:=CONCATENATE([main.A27];&quot;=&quot;;[main.C27])" office:value-type="string" office:string-value="Update=Aktualisieren">
            <text:p>Update=Aktualisieren</text:p>
          </table:table-cell>
        </table:table-row>
        <table:table-row table:style-name="ro3">
          <table:table-cell table:formula="of:=CONCATENATE([main.A28];&quot;=&quot;;[main.C28])" office:value-type="string" office:string-value="Language=Sprache">
            <text:p>Language=Sprache</text:p>
          </table:table-cell>
        </table:table-row>
        <table:table-row table:style-name="ro3">
          <table:table-cell table:formula="of:=CONCATENATE([main.A29];&quot;=&quot;;[main.C29])" office:value-type="string" office:string-value="WelcomeTo=Willkommen bei">
            <text:p>WelcomeTo=Willkommen bei</text:p>
          </table:table-cell>
        </table:table-row>
        <table:table-row table:style-name="ro3">
          <table:table-cell table:formula="of:=CONCATENATE([main.A30];&quot;=&quot;;[main.C30])" office:value-type="string" office:string-value="OnlineDiagnostics=Online-Diagnose-System">
            <text:p>OnlineDiagnostics=Online-Diagnose-System</text:p>
          </table:table-cell>
        </table:table-row>
        <table:table-row table:style-name="ro3">
          <table:table-cell table:formula="of:=CONCATENATE([main.A31];&quot;=&quot;;[main.C31])" office:value-type="string" office:string-value="none=-- keiner --">
            <text:p>none=-- keiner --</text:p>
          </table:table-cell>
        </table:table-row>
        <table:table-row table:style-name="ro3">
          <table:table-cell table:formula="of:=CONCATENATE([main.A32];&quot;=&quot;;[main.C32])" office:value-type="string" office:string-value="all=-- alle --">
            <text:p>all=-- alle --</text:p>
          </table:table-cell>
        </table:table-row>
        <table:table-row table:style-name="ro3">
          <table:table-cell table:formula="of:=CONCATENATE([main.A33];&quot;=&quot;;[main.C33])" office:value-type="string" office:string-value="filter=filter">
            <text:p>filter=filter</text:p>
          </table:table-cell>
        </table:table-row>
        <table:table-row table:style-name="ro3">
          <table:table-cell table:formula="of:=CONCATENATE([main.A34];&quot;=&quot;;[main.C34])" office:value-type="string" office:string-value="LAST_UPDATE=Letzter Status aktualisiert am:">
            <text:p>LAST_UPDATE=Letzter Status aktualisiert am:</text:p>
          </table:table-cell>
        </table:table-row>
        <table:table-row table:style-name="ro3">
          <table:table-cell table:formula="of:=CONCATENATE([main.A35];&quot;=&quot;;[main.C35])" office:value-type="string" office:string-value="firstName=Vorname">
            <text:p>firstName=Vorname</text:p>
          </table:table-cell>
        </table:table-row>
        <table:table-row table:style-name="ro3">
          <table:table-cell table:formula="of:=CONCATENATE([main.A36];&quot;=&quot;;[main.C36])" office:value-type="string" office:string-value="lastName=Nachname">
            <text:p>lastName=Nachname</text:p>
          </table:table-cell>
        </table:table-row>
        <table:table-row table:style-name="ro3">
          <table:table-cell table:formula="of:=CONCATENATE([main.A37];&quot;=&quot;;[main.C37])" office:value-type="string" office:string-value="password=Kennwort">
            <text:p>password=Kennwort</text:p>
          </table:table-cell>
        </table:table-row>
        <table:table-row table:style-name="ro3">
          <table:table-cell table:formula="of:=CONCATENATE([main.A38];&quot;=&quot;;[main.C38])" office:value-type="string" office:string-value="unable_to_update_bean=Konnte nicht die Einstellungen zu aktualisieren ...">
            <text:p>unable_to_update_bean=Konnte nicht die Einstellungen zu aktualisieren ...</text:p>
          </table:table-cell>
        </table:table-row>
        <table:table-row table:style-name="ro3">
          <table:table-cell table:formula="of:=CONCATENATE([main.A39];&quot;=&quot;;[main.C39])" office:value-type="string" office:string-value="bean_not_found=Benutzer nicht gefunden">
            <text:p>bean_not_found=Benutzer nicht gefunden</text:p>
          </table:table-cell>
        </table:table-row>
        <table:table-row table:style-name="ro3">
          <table:table-cell table:formula="of:=CONCATENATE([main.A40];&quot;=&quot;;[main.C40])" office:value-type="string" office:string-value="User_Updated=Einstellungen aktualisiert!">
            <text:p>User_Updated=Einstellungen aktualisiert!</text:p>
          </table:table-cell>
        </table:table-row>
        <table:table-row table:style-name="ro3">
          <table:table-cell table:formula="of:=CONCATENATE([main.A41];&quot;=&quot;;[main.C41])" office:value-type="string" office:string-value="V_TAB_MAIN =Main">
            <text:p>V_TAB_MAIN =Main</text:p>
          </table:table-cell>
        </table:table-row>
        <table:table-row table:style-name="ro3">
          <table:table-cell table:formula="of:=CONCATENATE([main.A42];&quot;=&quot;;[main.C42])" office:value-type="string" office:string-value="V_TAB_ALARM =Alarmtabellen">
            <text:p>V_TAB_ALARM =Alarmtabellen</text:p>
          </table:table-cell>
        </table:table-row>
        <table:table-row table:style-name="ro3">
          <table:table-cell table:formula="of:=CONCATENATE([main.A43];&quot;=&quot;;[main.C43])" office:value-type="string" office:string-value="V_TAB_PROCESS =Prozesstabellen">
            <text:p>V_TAB_PROCESS =Prozesstabellen</text:p>
          </table:table-cell>
        </table:table-row>
        <table:table-row table:style-name="ro3">
          <table:table-cell table:formula="of:=CONCATENATE([main.A44];&quot;=&quot;;[main.C44])" office:value-type="string" office:string-value="V_TAB_SPEED =Geschwindigkeit">
            <text:p>V_TAB_SPEED =Geschwindigkeit</text:p>
          </table:table-cell>
        </table:table-row>
        <table:table-row table:style-name="ro3">
          <table:table-cell table:formula="of:=CONCATENATE([main.A45];&quot;=&quot;;[main.C45])" office:value-type="string" office:string-value="V_TAB_MAP =Karte">
            <text:p>V_TAB_MAP =Karte</text:p>
          </table:table-cell>
        </table:table-row>
        <table:table-row table:style-name="ro3">
          <table:table-cell table:formula="of:=CONCATENATE([main.A46];&quot;=&quot;;[main.C46])" office:value-type="string" office:string-value="V_TAB_VNC =VNC">
            <text:p>V_TAB_VNC =VNC</text:p>
          </table:table-cell>
        </table:table-row>
        <table:table-row table:style-name="ro3">
          <table:table-cell table:formula="of:=CONCATENATE([main.A47];&quot;=&quot;;[main.C47])" office:value-type="string" office:string-value="CUR_ALARMS=Alarmliste">
            <text:p>CUR_ALARMS=Alarmliste</text:p>
          </table:table-cell>
        </table:table-row>
        <table:table-row table:style-name="ro3">
          <table:table-cell table:formula="of:=CONCATENATE([main.A48];&quot;=&quot;;[main.C48])" office:value-type="string" office:string-value="ALL_EVENTS=Alarmtabelle">
            <text:p>ALL_EVENTS=Alarmtabelle</text:p>
          </table:table-cell>
        </table:table-row>
        <table:table-row table:style-name="ro3">
          <table:table-cell table:formula="of:=CONCATENATE([main.A49];&quot;=&quot;;[main.C49])" office:value-type="string" office:string-value="HISTORY_ALARMS=Historische Daten">
            <text:p>HISTORY_ALARMS=Historische Daten</text:p>
          </table:table-cell>
        </table:table-row>
        <table:table-row table:style-name="ro3">
          <table:table-cell table:formula="of:=CONCATENATE([main.A50];&quot;=&quot;;[main.C50])" office:value-type="string" office:string-value="ALL_ENVIRONMENT =Umweltdaten">
            <text:p>ALL_ENVIRONMENT =Umweltdaten</text:p>
          </table:table-cell>
        </table:table-row>
        <table:table-row table:style-name="ro3">
          <table:table-cell table:formula="of:=CONCATENATE([main.A51];&quot;=&quot;;[main.C51])" office:value-type="string" office:string-value="V_CLIENT_CNX=Benutzer anzeigen">
            <text:p>V_CLIENT_CNX=Benutzer anzeigen</text:p>
          </table:table-cell>
        </table:table-row>
        <table:table-row table:style-name="ro3">
          <table:table-cell table:formula="of:=CONCATENATE([main.A52];&quot;=&quot;;[main.C52])" office:value-type="string" office:string-value="CLEAR_FILTER=Filter löschen">
            <text:p>CLEAR_FILTER=Filter löschen</text:p>
          </table:table-cell>
        </table:table-row>
        <table:table-row table:style-name="ro3">
          <table:table-cell table:formula="of:=CONCATENATE([main.A53];&quot;=&quot;;[main.C53])" office:value-type="string" office:string-value="ALARM_DATA_ZIP_FILE=Fahrzeug-Zip-Datei">
            <text:p>ALARM_DATA_ZIP_FILE=Fahrzeug-Zip-Datei</text:p>
          </table:table-cell>
        </table:table-row>
        <table:table-row table:style-name="ro3">
          <table:table-cell table:formula="of:=CONCATENATE([main.A54];&quot;=&quot;;[main.C54])" office:value-type="string" office:string-value="START_UPLOAD=Upload starten">
            <text:p>START_UPLOAD=Upload starten</text:p>
          </table:table-cell>
        </table:table-row>
        <table:table-row table:style-name="ro3">
          <table:table-cell table:formula="of:=CONCATENATE([main.A55];&quot;=&quot;;[main.C55])" office:value-type="string" office:string-value="IMPORT_ALARMS=Import Alarmdaten">
            <text:p>IMPORT_ALARMS=Import Alarmdaten</text:p>
          </table:table-cell>
        </table:table-row>
        <table:table-row table:style-name="ro3">
          <table:table-cell table:formula="of:=CONCATENATE([main.A56];&quot;=&quot;;[main.C56])" office:value-type="string" office:string-value="IMPORT_VEHICLE_ID_NOT_FOUND =Fahrzeug-ID nicht in Zip-Datei gefunden">
            <text:p>IMPORT_VEHICLE_ID_NOT_FOUND =Fahrzeug-ID nicht in Zip-Datei gefunden</text:p>
          </table:table-cell>
        </table:table-row>
        <table:table-row table:style-name="ro3">
          <table:table-cell table:formula="of:=CONCATENATE([main.A57];&quot;=&quot;;[main.C57])" office:value-type="string" office:string-value="IMPORT_VEHICLE_ID_NOT_READ=Fahrzeug-ID ist nicht möglich lesen">
            <text:p>IMPORT_VEHICLE_ID_NOT_READ=Fahrzeug-ID ist nicht möglich lesen</text:p>
          </table:table-cell>
        </table:table-row>
        <table:table-row table:style-name="ro3">
          <table:table-cell table:formula="of:=CONCATENATE([main.A58];&quot;=&quot;;[main.C58])" office:value-type="string" office:string-value="IMPORT_IO_ERROR=Import IO Fehler">
            <text:p>IMPORT_IO_ERROR=Import IO Fehler</text:p>
          </table:table-cell>
        </table:table-row>
        <table:table-row table:style-name="ro3">
          <table:table-cell table:formula="of:=CONCATENATE([main.A59];&quot;=&quot;;[main.C59])" office:value-type="string" office:string-value="IMPORT_VEHICLE_NOT_FOUND =Fahrzeug-Konfiguration nicht gefunden">
            <text:p>IMPORT_VEHICLE_NOT_FOUND =Fahrzeug-Konfiguration nicht gefunden</text:p>
          </table:table-cell>
        </table:table-row>
        <table:table-row table:style-name="ro3">
          <table:table-cell table:formula="of:=CONCATENATE([main.A60];&quot;=&quot;;[main.C60])" office:value-type="string" office:string-value="IMPORT_PROJECT_CODE_NOT_MATCH=Die Konfiguration in der Zip-Datei nicht mit der aktuellen Konfiguration überein">
            <text:p>IMPORT_PROJECT_CODE_NOT_MATCH=Die Konfiguration in der Zip-Datei nicht mit der aktuellen Konfiguration überein</text:p>
          </table:table-cell>
        </table:table-row>
        <table:table-row table:style-name="ro3">
          <table:table-cell table:formula="of:=CONCATENATE([main.A61];&quot;=&quot;;[main.C61])" office:value-type="string" office:string-value="IMPORT_ERROR_FILE_NOT_FOUND=Einige Dateien im Zip-Archiv fehlt">
            <text:p>IMPORT_ERROR_FILE_NOT_FOUND=Einige Dateien im Zip-Archiv fehlt</text:p>
          </table:table-cell>
        </table:table-row>
        <table:table-row table:style-name="ro3">
          <table:table-cell table:formula="of:=CONCATENATE([main.A62];&quot;=&quot;;[main.C62])" office:value-type="string" office:string-value="IMPORT_VEHICLE_ID_NOT_MATCH=Die Daten in der Zip-Datei nicht auf der aktuellen Fahrzeug gehören">
            <text:p>IMPORT_VEHICLE_ID_NOT_MATCH=Die Daten in der Zip-Datei nicht auf der aktuellen Fahrzeug gehören</text:p>
          </table:table-cell>
        </table:table-row>
        <table:table-row table:style-name="ro3">
          <table:table-cell table:formula="of:=CONCATENATE([main.A63];&quot;=&quot;;[main.C63])" office:value-type="string" office:string-value="UPLOAD_OK=Upload Fertig">
            <text:p>UPLOAD_OK=Upload Fertig</text:p>
          </table:table-cell>
        </table:table-row>
        <table:table-row table:style-name="ro3">
          <table:table-cell table:formula="of:=CONCATENATE([main.A64];&quot;=&quot;;[main.C64])" office:value-type="string" office:string-value="IMPORT_FINISH=Import Fertig">
            <text:p>IMPORT_FINISH=Import Fertig</text:p>
          </table:table-cell>
        </table:table-row>
        <table:table-row table:style-name="ro3">
          <table:table-cell table:formula="of:=CONCATENATE([main.A65];&quot;=&quot;;[main.C65])" office:value-type="string" office:string-value="FAIL_TO_IMPORT_ALARM_DATA=Import Alarmdaten ausfallen">
            <text:p>FAIL_TO_IMPORT_ALARM_DATA=Import Alarmdaten ausfallen</text:p>
          </table:table-cell>
        </table:table-row>
        <table:table-row table:style-name="ro3">
          <table:table-cell table:formula="of:=CONCATENATE([main.A66];&quot;=&quot;;[main.C66])" office:value-type="string" office:string-value="IMPORTING_ALARMS=Importieren Alarm Daten ...">
            <text:p>IMPORTING_ALARMS=Importieren Alarm Daten ...</text:p>
          </table:table-cell>
        </table:table-row>
        <table:table-row table:style-name="ro3">
          <table:table-cell table:formula="of:=CONCATENATE([main.A67];&quot;=&quot;;[main.C67])" office:value-type="string" office:string-value="IMPORTING_ENVIRONMENT_DATA=Importieren Umweltdaten ...">
            <text:p>IMPORTING_ENVIRONMENT_DATA=Importieren Umweltdaten ...</text:p>
          </table:table-cell>
        </table:table-row>
        <table:table-row table:style-name="ro3">
          <table:table-cell table:formula="of:=CONCATENATE([main.A68];&quot;=&quot;;[main.C68])" office:value-type="string" office:string-value="CLOSE_ALARM_DETAILS=Zu Schließen">
            <text:p>CLOSE_ALARM_DETAILS=Zu Schließen</text:p>
          </table:table-cell>
        </table:table-row>
        <table:table-row table:style-name="ro3">
          <table:table-cell table:formula="of:=CONCATENATE([main.A69];&quot;=&quot;;[main.C69])" office:value-type="string" office:string-value="ALARM_DESCRIPTION=Beschreibung">
            <text:p>ALARM_DESCRIPTION=Beschreibung</text:p>
          </table:table-cell>
        </table:table-row>
        <table:table-row table:style-name="ro3">
          <table:table-cell table:formula="of:=CONCATENATE([main.A70];&quot;=&quot;;[main.C70])" office:value-type="string" office:string-value="ALARM_WORKSHOP=Werkstatt">
            <text:p>ALARM_WORKSHOP=Werkstatt</text:p>
          </table:table-cell>
        </table:table-row>
        <table:table-row table:style-name="ro3">
          <table:table-cell table:formula="of:=CONCATENATE([main.A71];&quot;=&quot;;[main.C71])" office:value-type="string" office:string-value=" =">
            <text:p><text:s/>=</text:p>
          </table:table-cell>
        </table:table-row>
        <table:table-row table:style-name="ro3">
          <table:table-cell table:formula="of:=CONCATENATE([main.A72];&quot;=&quot;;[main.C72])" office:value-type="string" office:string-value="=">
            <text:p>=</text:p>
          </table:table-cell>
        </table:table-row>
        <table:table-row table:style-name="ro3">
          <table:table-cell table:formula="of:=CONCATENATE([main.A73];&quot;=&quot;;[main.C73])" office:value-type="string" office:string-value="=">
            <text:p>=</text:p>
          </table:table-cell>
        </table:table-row>
        <table:table-row table:style-name="ro3">
          <table:table-cell table:formula="of:=CONCATENATE([main.A74];&quot;=&quot;;[main.C74])" office:value-type="string" office:string-value=" =">
            <text:p><text:s/>=</text:p>
          </table:table-cell>
        </table:table-row>
        <table:table-row table:style-name="ro3">
          <table:table-cell table:formula="of:=CONCATENATE([main.A75];&quot;=&quot;;[main.C75])" office:value-type="string" office:string-value=" =">
            <text:p><text:s/>=</text:p>
          </table:table-cell>
        </table:table-row>
        <table:table-row table:style-name="ro3">
          <table:table-cell table:formula="of:=CONCATENATE([main.A76];&quot;=&quot;;[main.C76])" office:value-type="string" office:string-value="=">
            <text:p>=</text:p>
          </table:table-cell>
        </table:table-row>
      </table:table>
      <table:table table:name="French" table:style-name="ta1" table:print="false">
        <table:table-column table:style-name="co9" table:default-cell-style-name="Default"/>
        <table:table-row table:style-name="ro3">
          <table:table-cell/>
        </table:table-row>
        <table:table-row table:style-name="ro3">
          <table:table-cell table:formula="of:=CONCATENATE([main.A2];&quot;=&quot;;[main.E2])" office:value-type="string" office:string-value="PLEASE_LOGIN_TEXT=Pour accéder au système se il vous plaît fournir vos informations d'identification">
            <text:p>PLEASE_LOGIN_TEXT=Pour accéder au système se il vous plaît fournir vos informations d'identification</text:p>
          </table:table-cell>
        </table:table-row>
        <table:table-row table:style-name="ro3">
          <table:table-cell table:formula="of:=CONCATENATE([main.A3];&quot;=&quot;;[main.E3])" office:value-type="string" office:string-value="USER_NAME_LABEL=utilisateur">
            <text:p>USER_NAME_LABEL=utilisateur</text:p>
          </table:table-cell>
        </table:table-row>
        <table:table-row table:style-name="ro3">
          <table:table-cell table:formula="of:=CONCATENATE([main.A4];&quot;=&quot;;[main.E4])" office:value-type="string" office:string-value="USER_NAME_PROMPT=Votre nom d'utilisateur (par exemple, admin.)">
            <text:p>USER_NAME_PROMPT=Votre nom d'utilisateur (par exemple, admin.)</text:p>
          </table:table-cell>
        </table:table-row>
        <table:table-row table:style-name="ro3">
          <table:table-cell table:formula="of:=CONCATENATE([main.A5];&quot;=&quot;;[main.E5])" office:value-type="string" office:string-value="USER_PASSWORD_LABEL=mot de passe">
            <text:p>USER_PASSWORD_LABEL=mot de passe</text:p>
          </table:table-cell>
        </table:table-row>
        <table:table-row table:style-name="ro3">
          <table:table-cell table:formula="of:=CONCATENATE([main.A6];&quot;=&quot;;[main.E6])" office:value-type="string" office:string-value="LOGIN_BUTTON=login">
            <text:p>LOGIN_BUTTON=login</text:p>
          </table:table-cell>
        </table:table-row>
        <table:table-row table:style-name="ro3">
          <table:table-cell table:formula="of:=CONCATENATE([main.A7];&quot;=&quot;;[main.E7])" office:value-type="string" office:string-value="WRONG_PASSWORD_TEXT=Mauvais mot de passe ou nom d'utilisateur! Se il vous plaît essayer à nouveau">
            <text:p>WRONG_PASSWORD_TEXT=Mauvais mot de passe ou nom d'utilisateur! Se il vous plaît essayer à nouveau</text:p>
          </table:table-cell>
        </table:table-row>
        <table:table-row table:style-name="ro3">
          <table:table-cell table:formula="of:=CONCATENATE([main.A8];&quot;=&quot;;[main.E8])" office:value-type="string" office:string-value="User_Not_Found=Utilisateur introuvable!">
            <text:p>User_Not_Found=Utilisateur introuvable!</text:p>
          </table:table-cell>
        </table:table-row>
        <table:table-row table:style-name="ro3">
          <table:table-cell table:formula="of:=CONCATENATE([main.A9];&quot;=&quot;;[main.E9])" office:value-type="string" office:string-value="DRAG_TARGET=Faites glisser véhicule ici!">
            <text:p>DRAG_TARGET=Faites glisser véhicule ici!</text:p>
          </table:table-cell>
        </table:table-row>
        <table:table-row table:style-name="ro3">
          <table:table-cell table:formula="of:=CONCATENATE([main.A10];&quot;=&quot;;[main.E10])" office:value-type="string" office:string-value="Organization=organisation">
            <text:p>Organization=organisation</text:p>
          </table:table-cell>
        </table:table-row>
        <table:table-row table:style-name="ro3">
          <table:table-cell table:formula="of:=CONCATENATE([main.A11];&quot;=&quot;;[main.E11])" office:value-type="string" office:string-value="Fleet=flotte">
            <text:p>Fleet=flotte</text:p>
          </table:table-cell>
        </table:table-row>
        <table:table-row table:style-name="ro3">
          <table:table-cell table:formula="of:=CONCATENATE([main.A12];&quot;=&quot;;[main.E12])" office:value-type="string" office:string-value="Type=Type de véhicule">
            <text:p>Type=Type de véhicule</text:p>
          </table:table-cell>
        </table:table-row>
        <table:table-row table:style-name="ro3">
          <table:table-cell table:formula="of:=CONCATENATE([main.A13];&quot;=&quot;;[main.E13])" office:value-type="string" office:string-value="ST_NONE=ST_NONE">
            <text:p>ST_NONE=ST_NONE</text:p>
          </table:table-cell>
        </table:table-row>
        <table:table-row table:style-name="ro3">
          <table:table-cell table:formula="of:=CONCATENATE([main.A14];&quot;=&quot;;[main.E14])" office:value-type="string" office:string-value="ST_OFFLINE=OFFLINE">
            <text:p>ST_OFFLINE=OFFLINE</text:p>
          </table:table-cell>
        </table:table-row>
        <table:table-row table:style-name="ro3">
          <table:table-cell table:formula="of:=CONCATENATE([main.A15];&quot;=&quot;;[main.E15])" office:value-type="string" office:string-value="ST_ONLINE=LIGNE">
            <text:p>ST_ONLINE=LIGNE</text:p>
          </table:table-cell>
        </table:table-row>
        <table:table-row table:style-name="ro3">
          <table:table-cell table:formula="of:=CONCATENATE([main.A16];&quot;=&quot;;[main.E16])" office:value-type="string" office:string-value="rcvTimeStamp=temps">
            <text:p>rcvTimeStamp=temps</text:p>
          </table:table-cell>
        </table:table-row>
        <table:table-row table:style-name="ro3">
          <table:table-cell table:formula="of:=CONCATENATE([main.A17];&quot;=&quot;;[main.E17])" office:value-type="string" office:string-value="alarmID=alarme #">
            <text:p>alarmID=alarme #</text:p>
          </table:table-cell>
        </table:table-row>
        <table:table-row table:style-name="ro3">
          <table:table-cell table:formula="of:=CONCATENATE([main.A18];&quot;=&quot;;[main.E18])" office:value-type="string" office:string-value="tagId=tag #">
            <text:p>tagId=tag #</text:p>
          </table:table-cell>
        </table:table-row>
        <table:table-row table:style-name="ro3">
          <table:table-cell table:formula="of:=CONCATENATE([main.A19];&quot;=&quot;;[main.E19])" office:value-type="string" office:string-value="description=description">
            <text:p>description=description</text:p>
          </table:table-cell>
        </table:table-row>
        <table:table-row table:style-name="ro3">
          <table:table-cell table:formula="of:=CONCATENATE([main.A20];&quot;=&quot;;[main.E20])" office:value-type="string" office:string-value="timeStamp=TimeStamp">
            <text:p>timeStamp=TimeStamp</text:p>
          </table:table-cell>
        </table:table-row>
        <table:table-row table:style-name="ro3">
          <table:table-cell table:formula="of:=CONCATENATE([main.A21];&quot;=&quot;;[main.E21])" office:value-type="string" office:string-value="value=valeur">
            <text:p>value=valeur</text:p>
          </table:table-cell>
        </table:table-row>
        <table:table-row table:style-name="ro3">
          <table:table-cell table:formula="of:=CONCATENATE([main.A22];&quot;=&quot;;[main.E22])" office:value-type="string" office:string-value="CURRENT_ALARMS=Liste des alarmes">
            <text:p>CURRENT_ALARMS=Liste des alarmes</text:p>
          </table:table-cell>
        </table:table-row>
        <table:table-row table:style-name="ro3">
          <table:table-cell table:formula="of:=CONCATENATE([main.A23];&quot;=&quot;;[main.E23])" office:value-type="string" office:string-value="EVENT_LIST=Liste des événements">
            <text:p>EVENT_LIST=Liste des événements</text:p>
          </table:table-cell>
        </table:table-row>
        <table:table-row table:style-name="ro3">
          <table:table-cell table:formula="of:=CONCATENATE([main.A24];&quot;=&quot;;[main.E24])" office:value-type="string" office:string-value="Battery=batterie">
            <text:p>Battery=batterie</text:p>
          </table:table-cell>
        </table:table-row>
        <table:table-row table:style-name="ro3">
          <table:table-cell table:formula="of:=CONCATENATE([main.A25];&quot;=&quot;;[main.E25])" office:value-type="string" office:string-value="Speed=vitesse">
            <text:p>Speed=vitesse</text:p>
          </table:table-cell>
        </table:table-row>
        <table:table-row table:style-name="ro3">
          <table:table-cell table:formula="of:=CONCATENATE([main.A26];&quot;=&quot;;[main.E26])" office:value-type="string" office:string-value="Tank=Réservoir de carburant">
            <text:p>Tank=Réservoir de carburant</text:p>
          </table:table-cell>
        </table:table-row>
        <table:table-row table:style-name="ro3">
          <table:table-cell table:formula="of:=CONCATENATE([main.A27];&quot;=&quot;;[main.E27])" office:value-type="string" office:string-value="Update=mettre à jour">
            <text:p>Update=mettre à jour</text:p>
          </table:table-cell>
        </table:table-row>
        <table:table-row table:style-name="ro3">
          <table:table-cell table:formula="of:=CONCATENATE([main.A28];&quot;=&quot;;[main.E28])" office:value-type="string" office:string-value="Language=langue">
            <text:p>Language=langue</text:p>
          </table:table-cell>
        </table:table-row>
        <table:table-row table:style-name="ro3">
          <table:table-cell table:formula="of:=CONCATENATE([main.A29];&quot;=&quot;;[main.E29])" office:value-type="string" office:string-value="WelcomeTo=Bienvenue à">
            <text:p>WelcomeTo=Bienvenue à</text:p>
          </table:table-cell>
        </table:table-row>
        <table:table-row table:style-name="ro3">
          <table:table-cell table:formula="of:=CONCATENATE([main.A30];&quot;=&quot;;[main.E30])" office:value-type="string" office:string-value="OnlineDiagnostics=Système de diagnostic en ligne">
            <text:p>OnlineDiagnostics=Système de diagnostic en ligne</text:p>
          </table:table-cell>
        </table:table-row>
        <table:table-row table:style-name="ro3">
          <table:table-cell table:formula="of:=CONCATENATE([main.A31];&quot;=&quot;;[main.E31])" office:value-type="string" office:string-value="none=- Aucun -">
            <text:p>none=- Aucun -</text:p>
          </table:table-cell>
        </table:table-row>
        <table:table-row table:style-name="ro3">
          <table:table-cell table:formula="of:=CONCATENATE([main.A32];&quot;=&quot;;[main.E32])" office:value-type="string" office:string-value="all=- Tous -">
            <text:p>all=- Tous -</text:p>
          </table:table-cell>
        </table:table-row>
        <table:table-row table:style-name="ro3">
          <table:table-cell table:formula="of:=CONCATENATE([main.A33];&quot;=&quot;;[main.E33])" office:value-type="string" office:string-value="filter=filtre">
            <text:p>filter=filtre</text:p>
          </table:table-cell>
        </table:table-row>
        <table:table-row table:style-name="ro3">
          <table:table-cell table:formula="of:=CONCATENATE([main.A34];&quot;=&quot;;[main.E34])" office:value-type="string" office:string-value="LAST_UPDATE=Dernière mise à jour Statut sur:">
            <text:p>LAST_UPDATE=Dernière mise à jour Statut sur:</text:p>
          </table:table-cell>
        </table:table-row>
        <table:table-row table:style-name="ro3">
          <table:table-cell table:formula="of:=CONCATENATE([main.A35];&quot;=&quot;;[main.E35])" office:value-type="string" office:string-value="firstName=prénom">
            <text:p>firstName=prénom</text:p>
          </table:table-cell>
        </table:table-row>
        <table:table-row table:style-name="ro3">
          <table:table-cell table:formula="of:=CONCATENATE([main.A36];&quot;=&quot;;[main.E36])" office:value-type="string" office:string-value="lastName=nom de famille">
            <text:p>lastName=nom de famille</text:p>
          </table:table-cell>
        </table:table-row>
        <table:table-row table:style-name="ro3">
          <table:table-cell table:formula="of:=CONCATENATE([main.A37];&quot;=&quot;;[main.E37])" office:value-type="string" office:string-value="password=mot de passe">
            <text:p>password=mot de passe</text:p>
          </table:table-cell>
        </table:table-row>
        <table:table-row table:style-name="ro3">
          <table:table-cell table:formula="of:=CONCATENATE([main.A38];&quot;=&quot;;[main.E38])" office:value-type="string" office:string-value="unable_to_update_bean=Impossible de mettre à jour les paramètres ...">
            <text:p>unable_to_update_bean=Impossible de mettre à jour les paramètres ...</text:p>
          </table:table-cell>
        </table:table-row>
        <table:table-row table:style-name="ro3">
          <table:table-cell table:formula="of:=CONCATENATE([main.A39];&quot;=&quot;;[main.E39])" office:value-type="string" office:string-value="bean_not_found=Utilisateur introuvable">
            <text:p>bean_not_found=Utilisateur introuvable</text:p>
          </table:table-cell>
        </table:table-row>
        <table:table-row table:style-name="ro3">
          <table:table-cell table:formula="of:=CONCATENATE([main.A40];&quot;=&quot;;[main.E40])" office:value-type="string" office:string-value="User_Updated=Paramètres mis à jour!">
            <text:p>User_Updated=Paramètres mis à jour!</text:p>
          </table:table-cell>
        </table:table-row>
        <table:table-row table:style-name="ro3">
          <table:table-cell table:formula="of:=CONCATENATE([main.A41];&quot;=&quot;;[main.E41])" office:value-type="string" office:string-value="V_TAB_MAIN =principal">
            <text:p>V_TAB_MAIN =principal</text:p>
          </table:table-cell>
        </table:table-row>
        <table:table-row table:style-name="ro3">
          <table:table-cell table:formula="of:=CONCATENATE([main.A42];&quot;=&quot;;[main.E42])" office:value-type="string" office:string-value="V_TAB_ALARM =Tableaux d'alarme">
            <text:p>V_TAB_ALARM =Tableaux d'alarme</text:p>
          </table:table-cell>
        </table:table-row>
        <table:table-row table:style-name="ro3">
          <table:table-cell table:formula="of:=CONCATENATE([main.A43];&quot;=&quot;;[main.E43])" office:value-type="string" office:string-value="V_TAB_PROCESS =Tables de processus">
            <text:p>V_TAB_PROCESS =Tables de processus</text:p>
          </table:table-cell>
        </table:table-row>
        <table:table-row table:style-name="ro3">
          <table:table-cell table:formula="of:=CONCATENATE([main.A44];&quot;=&quot;;[main.E44])" office:value-type="string" office:string-value="V_TAB_SPEED =vitesse">
            <text:p>V_TAB_SPEED =vitesse</text:p>
          </table:table-cell>
        </table:table-row>
        <table:table-row table:style-name="ro3">
          <table:table-cell table:formula="of:=CONCATENATE([main.A45];&quot;=&quot;;[main.E45])" office:value-type="string" office:string-value="V_TAB_MAP =carte">
            <text:p>V_TAB_MAP =carte</text:p>
          </table:table-cell>
        </table:table-row>
        <table:table-row table:style-name="ro3">
          <table:table-cell table:formula="of:=CONCATENATE([main.A46];&quot;=&quot;;[main.E46])" office:value-type="string" office:string-value="V_TAB_VNC =VNC">
            <text:p>V_TAB_VNC =VNC</text:p>
          </table:table-cell>
        </table:table-row>
        <table:table-row table:style-name="ro3">
          <table:table-cell table:formula="of:=CONCATENATE([main.A47];&quot;=&quot;;[main.E47])" office:value-type="string" office:string-value="CUR_ALARMS=Alarmes actives">
            <text:p>CUR_ALARMS=Alarmes actives</text:p>
          </table:table-cell>
        </table:table-row>
        <table:table-row table:style-name="ro3">
          <table:table-cell table:formula="of:=CONCATENATE([main.A48];&quot;=&quot;;[main.E48])" office:value-type="string" office:string-value="ALL_EVENTS=Tableau Alarmes">
            <text:p>ALL_EVENTS=Tableau Alarmes</text:p>
          </table:table-cell>
        </table:table-row>
        <table:table-row table:style-name="ro3">
          <table:table-cell table:formula="of:=CONCATENATE([main.A49];&quot;=&quot;;[main.E49])" office:value-type="string" office:string-value="HISTORY_ALARMS=données historiques">
            <text:p>HISTORY_ALARMS=données historiques</text:p>
          </table:table-cell>
        </table:table-row>
        <table:table-row table:style-name="ro3">
          <table:table-cell table:formula="of:=CONCATENATE([main.A50];&quot;=&quot;;[main.E50])" office:value-type="string" office:string-value="ALL_ENVIRONMENT =Environnement Data">
            <text:p>ALL_ENVIRONMENT =Environnement Data</text:p>
          </table:table-cell>
        </table:table-row>
        <table:table-row table:style-name="ro3">
          <table:table-cell table:formula="of:=CONCATENATE([main.A51];&quot;=&quot;;[main.E51])" office:value-type="string" office:string-value="V_CLIENT_CNX=utilisateurs visualisant">
            <text:p>V_CLIENT_CNX=utilisateurs visualisant</text:p>
          </table:table-cell>
        </table:table-row>
        <table:table-row table:style-name="ro3">
          <table:table-cell table:formula="of:=CONCATENATE([main.A52];&quot;=&quot;;[main.E52])" office:value-type="string" office:string-value="CLEAR_FILTER=Supprimer les filtres">
            <text:p>CLEAR_FILTER=Supprimer les filtres</text:p>
          </table:table-cell>
        </table:table-row>
        <table:table-row table:style-name="ro3">
          <table:table-cell table:formula="of:=CONCATENATE([main.A53];&quot;=&quot;;[main.E53])" office:value-type="string" office:string-value="ALARM_DATA_ZIP_FILE=Fichier Zip de véhicules">
            <text:p>ALARM_DATA_ZIP_FILE=Fichier Zip de véhicules</text:p>
          </table:table-cell>
        </table:table-row>
        <table:table-row table:style-name="ro3">
          <table:table-cell table:formula="of:=CONCATENATE([main.A54];&quot;=&quot;;[main.E54])" office:value-type="string" office:string-value="START_UPLOAD=Démarrer le téléchargement">
            <text:p>START_UPLOAD=Démarrer le téléchargement</text:p>
          </table:table-cell>
        </table:table-row>
        <table:table-row table:style-name="ro3">
          <table:table-cell table:formula="of:=CONCATENATE([main.A55];&quot;=&quot;;[main.E55])" office:value-type="string" office:string-value="IMPORT_ALARMS=Importation de données d'alarme">
            <text:p>IMPORT_ALARMS=Importation de données d'alarme</text:p>
          </table:table-cell>
        </table:table-row>
        <table:table-row table:style-name="ro3">
          <table:table-cell table:formula="of:=CONCATENATE([main.A56];&quot;=&quot;;[main.E56])" office:value-type="string" office:string-value="IMPORT_VEHICLE_ID_NOT_FOUND =VehicleID pas trouvé dans le fichier zip">
            <text:p>IMPORT_VEHICLE_ID_NOT_FOUND =VehicleID pas trouvé dans le fichier zip</text:p>
          </table:table-cell>
        </table:table-row>
        <table:table-row table:style-name="ro3">
          <table:table-cell table:formula="of:=CONCATENATE([main.A57];&quot;=&quot;;[main.E57])" office:value-type="string" office:string-value="IMPORT_VEHICLE_ID_NOT_READ=Pas possible de lire VehicleID">
            <text:p>IMPORT_VEHICLE_ID_NOT_READ=Pas possible de lire VehicleID</text:p>
          </table:table-cell>
        </table:table-row>
        <table:table-row table:style-name="ro3">
          <table:table-cell table:formula="of:=CONCATENATE([main.A58];&quot;=&quot;;[main.E58])" office:value-type="string" office:string-value="IMPORT_IO_ERROR=Importer IO Erreur">
            <text:p>IMPORT_IO_ERROR=Importer IO Erreur</text:p>
          </table:table-cell>
        </table:table-row>
        <table:table-row table:style-name="ro3">
          <table:table-cell table:formula="of:=CONCATENATE([main.A59];&quot;=&quot;;[main.E59])" office:value-type="string" office:string-value="IMPORT_VEHICLE_NOT_FOUND =Véhicule introuvable dans Configuration">
            <text:p>IMPORT_VEHICLE_NOT_FOUND =Véhicule introuvable dans Configuration</text:p>
          </table:table-cell>
        </table:table-row>
        <table:table-row table:style-name="ro3">
          <table:table-cell table:formula="of:=CONCATENATE([main.A60];&quot;=&quot;;[main.E60])" office:value-type="string" office:string-value="IMPORT_PROJECT_CODE_NOT_MATCH=La configuration dans le fichier zip ne correspond pas à la configuration actuelle">
            <text:p>IMPORT_PROJECT_CODE_NOT_MATCH=La configuration dans le fichier zip ne correspond pas à la configuration actuelle</text:p>
          </table:table-cell>
        </table:table-row>
        <table:table-row table:style-name="ro3">
          <table:table-cell table:formula="of:=CONCATENATE([main.A61];&quot;=&quot;;[main.E61])" office:value-type="string" office:string-value="IMPORT_ERROR_FILE_NOT_FOUND=Certains fichiers sont manquants dans l'archive zip">
            <text:p>IMPORT_ERROR_FILE_NOT_FOUND=Certains fichiers sont manquants dans l'archive zip</text:p>
          </table:table-cell>
        </table:table-row>
        <table:table-row table:style-name="ro3">
          <table:table-cell table:formula="of:=CONCATENATE([main.A62];&quot;=&quot;;[main.E62])" office:value-type="string" office:string-value="IMPORT_VEHICLE_ID_NOT_MATCH=Les données dans le fichier zip ne appartiennent pas au véhicule actuel">
            <text:p>IMPORT_VEHICLE_ID_NOT_MATCH=Les données dans le fichier zip ne appartiennent pas au véhicule actuel</text:p>
          </table:table-cell>
        </table:table-row>
        <table:table-row table:style-name="ro3">
          <table:table-cell table:formula="of:=CONCATENATE([main.A63];&quot;=&quot;;[main.E63])" office:value-type="string" office:string-value="UPLOAD_OK=Ajouter fini">
            <text:p>UPLOAD_OK=Ajouter fini</text:p>
          </table:table-cell>
        </table:table-row>
        <table:table-row table:style-name="ro3">
          <table:table-cell table:formula="of:=CONCATENATE([main.A64];&quot;=&quot;;[main.E64])" office:value-type="string" office:string-value="IMPORT_FINISH=Importer Terminer">
            <text:p>IMPORT_FINISH=Importer Terminer</text:p>
          </table:table-cell>
        </table:table-row>
        <table:table-row table:style-name="ro3">
          <table:table-cell table:formula="of:=CONCATENATE([main.A65];&quot;=&quot;;[main.E65])" office:value-type="string" office:string-value="FAIL_TO_IMPORT_ALARM_DATA=Données d'alarme à importer a échoué">
            <text:p>FAIL_TO_IMPORT_ALARM_DATA=Données d'alarme à importer a échoué</text:p>
          </table:table-cell>
        </table:table-row>
        <table:table-row table:style-name="ro3">
          <table:table-cell table:formula="of:=CONCATENATE([main.A66];&quot;=&quot;;[main.E66])" office:value-type="string" office:string-value="IMPORTING_ALARMS=Importation de données d'alarme ...">
            <text:p>IMPORTING_ALARMS=Importation de données d'alarme ...</text:p>
          </table:table-cell>
        </table:table-row>
        <table:table-row table:style-name="ro3">
          <table:table-cell table:formula="of:=CONCATENATE([main.A67];&quot;=&quot;;[main.E67])" office:value-type="string" office:string-value="IMPORTING_ENVIRONMENT_DATA=Importation de données Environnement ...">
            <text:p>IMPORTING_ENVIRONMENT_DATA=Importation de données Environnement ...</text:p>
          </table:table-cell>
        </table:table-row>
        <table:table-row table:style-name="ro3">
          <table:table-cell table:formula="of:=CONCATENATE([main.A68];&quot;=&quot;;[main.E68])" office:value-type="string" office:string-value="CLOSE_ALARM_DETAILS=Fermer">
            <text:p>CLOSE_ALARM_DETAILS=Fermer</text:p>
          </table:table-cell>
        </table:table-row>
        <table:table-row table:style-name="ro3">
          <table:table-cell table:formula="of:=CONCATENATE([main.A69];&quot;=&quot;;[main.E69])" office:value-type="string" office:string-value="ALARM_DESCRIPTION=détail">
            <text:p>ALARM_DESCRIPTION=détail</text:p>
          </table:table-cell>
        </table:table-row>
        <table:table-row table:style-name="ro3">
          <table:table-cell table:formula="of:=CONCATENATE([main.A70];&quot;=&quot;;[main.E70])" office:value-type="string" office:string-value="ALARM_WORKSHOP=Workshop">
            <text:p>ALARM_WORKSHOP=Workshop</text:p>
          </table:table-cell>
        </table:table-row>
        <table:table-row table:style-name="ro3">
          <table:table-cell table:formula="of:=CONCATENATE([main.A71];&quot;=&quot;;[main.E71])" office:value-type="string" office:string-value=" =">
            <text:p><text:s/>=</text:p>
          </table:table-cell>
        </table:table-row>
        <table:table-row table:style-name="ro3">
          <table:table-cell table:formula="of:=CONCATENATE([main.A72];&quot;=&quot;;[main.E72])" office:value-type="string" office:string-value="=">
            <text:p>=</text:p>
          </table:table-cell>
        </table:table-row>
      </table:table>
      <table:table table:name="Italiano" table:style-name="ta1" table:print="false">
        <table:table-column table:style-name="co7" table:default-cell-style-name="Default"/>
        <table:table-row table:style-name="ro3">
          <table:table-cell/>
        </table:table-row>
        <table:table-row table:style-name="ro3">
          <table:table-cell table:formula="of:=CONCATENATE([main.A2];&quot;=&quot;;[main.D2])" office:value-type="string" office:string-value="PLEASE_LOGIN_TEXT=Immettere le credenziali per accedere al sistemai ">
            <text:p>PLEASE_LOGIN_TEXT=Immettere le credenziali per accedere al sistemai </text:p>
          </table:table-cell>
        </table:table-row>
        <table:table-row table:style-name="ro3">
          <table:table-cell table:formula="of:=CONCATENATE([main.A3];&quot;=&quot;;[main.D3])" office:value-type="string" office:string-value="USER_NAME_LABEL=utente ">
            <text:p>USER_NAME_LABEL=utente </text:p>
          </table:table-cell>
        </table:table-row>
        <table:table-row table:style-name="ro3">
          <table:table-cell table:formula="of:=CONCATENATE([main.A4];&quot;=&quot;;[main.D4])" office:value-type="string" office:string-value="USER_NAME_PROMPT=Il tuo nome utente (ad esempio, Admin.) ">
            <text:p>USER_NAME_PROMPT=Il tuo nome utente (ad esempio, Admin.) </text:p>
          </table:table-cell>
        </table:table-row>
        <table:table-row table:style-name="ro3">
          <table:table-cell table:formula="of:=CONCATENATE([main.A5];&quot;=&quot;;[main.D5])" office:value-type="string" office:string-value="USER_PASSWORD_LABEL=password ">
            <text:p>USER_PASSWORD_LABEL=password </text:p>
          </table:table-cell>
        </table:table-row>
        <table:table-row table:style-name="ro3">
          <table:table-cell table:formula="of:=CONCATENATE([main.A6];&quot;=&quot;;[main.D6])" office:value-type="string" office:string-value="LOGIN_BUTTON=Accedi ">
            <text:p>LOGIN_BUTTON=Accedi </text:p>
          </table:table-cell>
        </table:table-row>
        <table:table-row table:style-name="ro3">
          <table:table-cell table:formula="of:=CONCATENATE([main.A7];&quot;=&quot;;[main.D7])" office:value-type="string" office:string-value="WRONG_PASSWORD_TEXT=Password errata o nome utente! Riprova ">
            <text:p>WRONG_PASSWORD_TEXT=Password errata o nome utente! Riprova </text:p>
          </table:table-cell>
        </table:table-row>
        <table:table-row table:style-name="ro3">
          <table:table-cell table:formula="of:=CONCATENATE([main.A8];&quot;=&quot;;[main.D8])" office:value-type="string" office:string-value="User_Not_Found=Utente non trovato! ">
            <text:p>User_Not_Found=Utente non trovato! </text:p>
          </table:table-cell>
        </table:table-row>
        <table:table-row table:style-name="ro3">
          <table:table-cell table:formula="of:=CONCATENATE([main.A9];&quot;=&quot;;[main.D9])" office:value-type="string" office:string-value="DRAG_TARGET=Trascinare il brano qui! ">
            <text:p>DRAG_TARGET=Trascinare il brano qui! </text:p>
          </table:table-cell>
        </table:table-row>
        <table:table-row table:style-name="ro3">
          <table:table-cell table:formula="of:=CONCATENATE([main.A10];&quot;=&quot;;[main.D10])" office:value-type="string" office:string-value="Organization=affari ">
            <text:p>Organization=affari </text:p>
          </table:table-cell>
        </table:table-row>
        <table:table-row table:style-name="ro3">
          <table:table-cell table:formula="of:=CONCATENATE([main.A11];&quot;=&quot;;[main.D11])" office:value-type="string" office:string-value="Fleet=flotta ">
            <text:p>Fleet=flotta </text:p>
          </table:table-cell>
        </table:table-row>
        <table:table-row table:style-name="ro3">
          <table:table-cell table:formula="of:=CONCATENATE([main.A12];&quot;=&quot;;[main.D12])" office:value-type="string" office:string-value="Type=tipo di veicolo ">
            <text:p>Type=tipo di veicolo </text:p>
          </table:table-cell>
        </table:table-row>
        <table:table-row table:style-name="ro3">
          <table:table-cell table:formula="of:=CONCATENATE([main.A13];&quot;=&quot;;[main.D13])" office:value-type="string" office:string-value="ST_NONE=ST_NONE ">
            <text:p>ST_NONE=ST_NONE </text:p>
          </table:table-cell>
        </table:table-row>
        <table:table-row table:style-name="ro3">
          <table:table-cell table:formula="of:=CONCATENATE([main.A14];&quot;=&quot;;[main.D14])" office:value-type="string" office:string-value="ST_OFFLINE=OFFLINE ">
            <text:p>ST_OFFLINE=OFFLINE </text:p>
          </table:table-cell>
        </table:table-row>
        <table:table-row table:style-name="ro3">
          <table:table-cell table:formula="of:=CONCATENATE([main.A15];&quot;=&quot;;[main.D15])" office:value-type="string" office:string-value="ST_ONLINE=ONLINE ">
            <text:p>ST_ONLINE=ONLINE </text:p>
          </table:table-cell>
        </table:table-row>
        <table:table-row table:style-name="ro3">
          <table:table-cell table:formula="of:=CONCATENATE([main.A16];&quot;=&quot;;[main.D16])" office:value-type="string" office:string-value="rcvTimeStamp=tempo ">
            <text:p>rcvTimeStamp=tempo </text:p>
          </table:table-cell>
        </table:table-row>
        <table:table-row table:style-name="ro3">
          <table:table-cell table:formula="of:=CONCATENATE([main.A17];&quot;=&quot;;[main.D17])" office:value-type="string" office:string-value="alarmID=allarme # ">
            <text:p>alarmID=allarme # </text:p>
          </table:table-cell>
        </table:table-row>
        <table:table-row table:style-name="ro3">
          <table:table-cell table:formula="of:=CONCATENATE([main.A18];&quot;=&quot;;[main.D18])" office:value-type="string" office:string-value="tagId=Day # ">
            <text:p>tagId=Day # </text:p>
          </table:table-cell>
        </table:table-row>
        <table:table-row table:style-name="ro3">
          <table:table-cell table:formula="of:=CONCATENATE([main.A19];&quot;=&quot;;[main.D19])" office:value-type="string" office:string-value="description=descrizione ">
            <text:p>description=descrizione </text:p>
          </table:table-cell>
        </table:table-row>
        <table:table-row table:style-name="ro3">
          <table:table-cell table:formula="of:=CONCATENATE([main.A20];&quot;=&quot;;[main.D20])" office:value-type="string" office:string-value="timeStamp=Timestamp ">
            <text:p>timeStamp=Timestamp </text:p>
          </table:table-cell>
        </table:table-row>
        <table:table-row table:style-name="ro3">
          <table:table-cell table:formula="of:=CONCATENATE([main.A21];&quot;=&quot;;[main.D21])" office:value-type="string" office:string-value="value=valore ">
            <text:p>value=valore </text:p>
          </table:table-cell>
        </table:table-row>
        <table:table-row table:style-name="ro3">
          <table:table-cell table:formula="of:=CONCATENATE([main.A22];&quot;=&quot;;[main.D22])" office:value-type="string" office:string-value="CURRENT_ALARMS=elenco allarmi ">
            <text:p>CURRENT_ALARMS=elenco allarmi </text:p>
          </table:table-cell>
        </table:table-row>
        <table:table-row table:style-name="ro3">
          <table:table-cell table:formula="of:=CONCATENATE([main.A23];&quot;=&quot;;[main.D23])" office:value-type="string" office:string-value="EVENT_LIST=Elenco eventi ">
            <text:p>EVENT_LIST=Elenco eventi </text:p>
          </table:table-cell>
        </table:table-row>
        <table:table-row table:style-name="ro3">
          <table:table-cell table:formula="of:=CONCATENATE([main.A24];&quot;=&quot;;[main.D24])" office:value-type="string" office:string-value="Battery=batteria ">
            <text:p>Battery=batteria </text:p>
          </table:table-cell>
        </table:table-row>
        <table:table-row table:style-name="ro3">
          <table:table-cell table:formula="of:=CONCATENATE([main.A25];&quot;=&quot;;[main.D25])" office:value-type="string" office:string-value="Speed=Velocità ">
            <text:p>Speed=Velocità </text:p>
          </table:table-cell>
        </table:table-row>
        <table:table-row table:style-name="ro3">
          <table:table-cell table:formula="of:=CONCATENATE([main.A26];&quot;=&quot;;[main.D26])" office:value-type="string" office:string-value="Tank=Serbatoio carburante ">
            <text:p>Tank=Serbatoio carburante </text:p>
          </table:table-cell>
        </table:table-row>
        <table:table-row table:style-name="ro3">
          <table:table-cell table:formula="of:=CONCATENATE([main.A27];&quot;=&quot;;[main.D27])" office:value-type="string" office:string-value="Update=Aggiornamento ">
            <text:p>Update=Aggiornamento </text:p>
          </table:table-cell>
        </table:table-row>
        <table:table-row table:style-name="ro3">
          <table:table-cell table:formula="of:=CONCATENATE([main.A28];&quot;=&quot;;[main.D28])" office:value-type="string" office:string-value="Language=lingua ">
            <text:p>Language=lingua </text:p>
          </table:table-cell>
        </table:table-row>
        <table:table-row table:style-name="ro3">
          <table:table-cell table:formula="of:=CONCATENATE([main.A29];&quot;=&quot;;[main.D29])" office:value-type="string" office:string-value="WelcomeTo=Benvenuti a ">
            <text:p>WelcomeTo=Benvenuti a </text:p>
          </table:table-cell>
        </table:table-row>
        <table:table-row table:style-name="ro3">
          <table:table-cell table:formula="of:=CONCATENATE([main.A30];&quot;=&quot;;[main.D30])" office:value-type="string" office:string-value="OnlineDiagnostics=Sistema diagnostico in linea ">
            <text:p>OnlineDiagnostics=Sistema diagnostico in linea </text:p>
          </table:table-cell>
        </table:table-row>
        <table:table-row table:style-name="ro3">
          <table:table-cell table:formula="of:=CONCATENATE([main.A31];&quot;=&quot;;[main.D31])" office:value-type="string" office:string-value="none=- Nessuno - ">
            <text:p>none=- Nessuno - </text:p>
          </table:table-cell>
        </table:table-row>
        <table:table-row table:style-name="ro3">
          <table:table-cell table:formula="of:=CONCATENATE([main.A32];&quot;=&quot;;[main.D32])" office:value-type="string" office:string-value="all=- Tutti - ">
            <text:p>all=- Tutti - </text:p>
          </table:table-cell>
        </table:table-row>
        <table:table-row table:style-name="ro3">
          <table:table-cell table:formula="of:=CONCATENATE([main.A33];&quot;=&quot;;[main.D33])" office:value-type="string" office:string-value="filter=filtro ">
            <text:p>filter=filtro </text:p>
          </table:table-cell>
        </table:table-row>
        <table:table-row table:style-name="ro3">
          <table:table-cell table:formula="of:=CONCATENATE([main.A34];&quot;=&quot;;[main.D34])" office:value-type="string" office:string-value="LAST_UPDATE=Ultimo Stato Aggiornato il: ">
            <text:p>LAST_UPDATE=Ultimo Stato Aggiornato il: </text:p>
          </table:table-cell>
        </table:table-row>
        <table:table-row table:style-name="ro3">
          <table:table-cell table:formula="of:=CONCATENATE([main.A35];&quot;=&quot;;[main.D35])" office:value-type="string" office:string-value="firstName=nome ">
            <text:p>firstName=nome </text:p>
          </table:table-cell>
        </table:table-row>
        <table:table-row table:style-name="ro3">
          <table:table-cell table:formula="of:=CONCATENATE([main.A36];&quot;=&quot;;[main.D36])" office:value-type="string" office:string-value="lastName=cognome ">
            <text:p>lastName=cognome </text:p>
          </table:table-cell>
        </table:table-row>
        <table:table-row table:style-name="ro3">
          <table:table-cell table:formula="of:=CONCATENATE([main.A37];&quot;=&quot;;[main.D37])" office:value-type="string" office:string-value="password=password ">
            <text:p>password=password </text:p>
          </table:table-cell>
        </table:table-row>
        <table:table-row table:style-name="ro3">
          <table:table-cell table:formula="of:=CONCATENATE([main.A38];&quot;=&quot;;[main.D38])" office:value-type="string" office:string-value="unable_to_update_bean=Impossibile aggiornare le impostazioni ... ">
            <text:p>unable_to_update_bean=Impossibile aggiornare le impostazioni ... </text:p>
          </table:table-cell>
        </table:table-row>
        <table:table-row table:style-name="ro3">
          <table:table-cell table:formula="of:=CONCATENATE([main.A39];&quot;=&quot;;[main.D39])" office:value-type="string" office:string-value="bean_not_found=Utente non trovato ">
            <text:p>bean_not_found=Utente non trovato </text:p>
          </table:table-cell>
        </table:table-row>
        <table:table-row table:style-name="ro3">
          <table:table-cell table:formula="of:=CONCATENATE([main.A40];&quot;=&quot;;[main.D40])" office:value-type="string" office:string-value="User_Updated=Impostazioni aggiornato!">
            <text:p>User_Updated=Impostazioni aggiornato!</text:p>
          </table:table-cell>
        </table:table-row>
        <table:table-row table:style-name="ro3">
          <table:table-cell table:formula="of:=CONCATENATE([main.A41];&quot;=&quot;;[main.D41])" office:value-type="string" office:string-value="V_TAB_MAIN =principale">
            <text:p>V_TAB_MAIN =principale</text:p>
          </table:table-cell>
        </table:table-row>
        <table:table-row table:style-name="ro3">
          <table:table-cell table:formula="of:=CONCATENATE([main.A42];&quot;=&quot;;[main.D42])" office:value-type="string" office:string-value="V_TAB_ALARM =tabelle di allarme">
            <text:p>V_TAB_ALARM =tabelle di allarme</text:p>
          </table:table-cell>
        </table:table-row>
        <table:table-row table:style-name="ro3">
          <table:table-cell table:formula="of:=CONCATENATE([main.A43];&quot;=&quot;;[main.D43])" office:value-type="string" office:string-value="V_TAB_PROCESS =tabelle di processo">
            <text:p>V_TAB_PROCESS =tabelle di processo</text:p>
          </table:table-cell>
        </table:table-row>
        <table:table-row table:style-name="ro3">
          <table:table-cell table:formula="of:=CONCATENATE([main.A44];&quot;=&quot;;[main.D44])" office:value-type="string" office:string-value="V_TAB_SPEED =velocità">
            <text:p>V_TAB_SPEED =velocità</text:p>
          </table:table-cell>
        </table:table-row>
        <table:table-row table:style-name="ro3">
          <table:table-cell table:formula="of:=CONCATENATE([main.A45];&quot;=&quot;;[main.D45])" office:value-type="string" office:string-value="V_TAB_MAP =mappa">
            <text:p>V_TAB_MAP =mappa</text:p>
          </table:table-cell>
        </table:table-row>
        <table:table-row table:style-name="ro3">
          <table:table-cell table:formula="of:=CONCATENATE([main.A46];&quot;=&quot;;[main.D46])" office:value-type="string" office:string-value="V_TAB_VNC =VNC">
            <text:p>V_TAB_VNC =VNC</text:p>
          </table:table-cell>
        </table:table-row>
        <table:table-row table:style-name="ro3">
          <table:table-cell table:formula="of:=CONCATENATE([main.A47];&quot;=&quot;;[main.D47])" office:value-type="string" office:string-value="CUR_ALARMS=Allarmi attivi">
            <text:p>CUR_ALARMS=Allarmi attivi</text:p>
          </table:table-cell>
        </table:table-row>
        <table:table-row table:style-name="ro3">
          <table:table-cell table:formula="of:=CONCATENATE([main.A48];&quot;=&quot;;[main.D48])" office:value-type="string" office:string-value="ALL_EVENTS=Allarmi Tabella">
            <text:p>ALL_EVENTS=Allarmi Tabella</text:p>
          </table:table-cell>
        </table:table-row>
        <table:table-row table:style-name="ro3">
          <table:table-cell table:formula="of:=CONCATENATE([main.A49];&quot;=&quot;;[main.D49])" office:value-type="string" office:string-value="HISTORY_ALARMS=dati storici">
            <text:p>HISTORY_ALARMS=dati storici</text:p>
          </table:table-cell>
        </table:table-row>
        <table:table-row table:style-name="ro3">
          <table:table-cell table:formula="of:=CONCATENATE([main.A50];&quot;=&quot;;[main.D50])" office:value-type="string" office:string-value="ALL_ENVIRONMENT =Dati d'ambiente">
            <text:p>ALL_ENVIRONMENT =Dati d'ambiente</text:p>
          </table:table-cell>
        </table:table-row>
        <table:table-row table:style-name="ro3">
          <table:table-cell table:formula="of:=CONCATENATE([main.A51];&quot;=&quot;;[main.D51])" office:value-type="string" office:string-value="V_CLIENT_CNX=Utenti Visualizzazione">
            <text:p>V_CLIENT_CNX=Utenti Visualizzazione</text:p>
          </table:table-cell>
        </table:table-row>
        <table:table-row table:style-name="ro3">
          <table:table-cell table:formula="of:=CONCATENATE([main.A52];&quot;=&quot;;[main.D52])" office:value-type="string" office:string-value="CLEAR_FILTER=Cancella filtro">
            <text:p>CLEAR_FILTER=Cancella filtro</text:p>
          </table:table-cell>
        </table:table-row>
        <table:table-row table:style-name="ro3">
          <table:table-cell table:formula="of:=CONCATENATE([main.A53];&quot;=&quot;;[main.D53])" office:value-type="string" office:string-value="ALARM_DATA_ZIP_FILE=File di dati del veicolo">
            <text:p>ALARM_DATA_ZIP_FILE=File di dati del veicolo</text:p>
          </table:table-cell>
        </table:table-row>
        <table:table-row table:style-name="ro3">
          <table:table-cell table:formula="of:=CONCATENATE([main.A54];&quot;=&quot;;[main.D54])" office:value-type="string" office:string-value="START_UPLOAD=Inizia il caricamento">
            <text:p>START_UPLOAD=Inizia il caricamento</text:p>
          </table:table-cell>
        </table:table-row>
        <table:table-row table:style-name="ro3">
          <table:table-cell table:formula="of:=CONCATENATE([main.A55];&quot;=&quot;;[main.D55])" office:value-type="string" office:string-value="IMPORT_ALARMS=Import Allarme dati">
            <text:p>IMPORT_ALARMS=Import Allarme dati</text:p>
          </table:table-cell>
        </table:table-row>
        <table:table-row table:style-name="ro3">
          <table:table-cell table:formula="of:=CONCATENATE([main.A56];&quot;=&quot;;[main.D56])" office:value-type="string" office:string-value="IMPORT_VEHICLE_ID_NOT_FOUND =Non VehicleID trovato nel file zip">
            <text:p>IMPORT_VEHICLE_ID_NOT_FOUND =Non VehicleID trovato nel file zip</text:p>
          </table:table-cell>
        </table:table-row>
        <table:table-row table:style-name="ro3">
          <table:table-cell table:formula="of:=CONCATENATE([main.A57];&quot;=&quot;;[main.D57])" office:value-type="string" office:string-value="IMPORT_VEHICLE_ID_NOT_READ=Non è possibile leggere VehicleID">
            <text:p>IMPORT_VEHICLE_ID_NOT_READ=Non è possibile leggere VehicleID</text:p>
          </table:table-cell>
        </table:table-row>
        <table:table-row table:style-name="ro3">
          <table:table-cell table:formula="of:=CONCATENATE([main.A58];&quot;=&quot;;[main.D58])" office:value-type="string" office:string-value="IMPORT_IO_ERROR=Import IO Error">
            <text:p>IMPORT_IO_ERROR=Import IO Error</text:p>
          </table:table-cell>
        </table:table-row>
        <table:table-row table:style-name="ro3">
          <table:table-cell table:formula="of:=CONCATENATE([main.A59];&quot;=&quot;;[main.D59])" office:value-type="string" office:string-value="IMPORT_VEHICLE_NOT_FOUND =Veicolo non trovato in configurazione">
            <text:p>IMPORT_VEHICLE_NOT_FOUND =Veicolo non trovato in configurazione</text:p>
          </table:table-cell>
        </table:table-row>
        <table:table-row table:style-name="ro3">
          <table:table-cell table:formula="of:=CONCATENATE([main.A60];&quot;=&quot;;[main.D60])" office:value-type="string" office:string-value="IMPORT_PROJECT_CODE_NOT_MATCH=La configurazione del file zip non corrispondono alla configurazione attuale">
            <text:p>IMPORT_PROJECT_CODE_NOT_MATCH=La configurazione del file zip non corrispondono alla configurazione attuale</text:p>
          </table:table-cell>
        </table:table-row>
        <table:table-row table:style-name="ro3">
          <table:table-cell table:formula="of:=CONCATENATE([main.A61];&quot;=&quot;;[main.D61])" office:value-type="string" office:string-value="IMPORT_ERROR_FILE_NOT_FOUND=Mancano alcuni file nell'archivio zip">
            <text:p>IMPORT_ERROR_FILE_NOT_FOUND=Mancano alcuni file nell'archivio zip</text:p>
          </table:table-cell>
        </table:table-row>
        <table:table-row table:style-name="ro3">
          <table:table-cell table:formula="of:=CONCATENATE([main.A62];&quot;=&quot;;[main.D62])" office:value-type="string" office:string-value="IMPORT_VEHICLE_ID_NOT_MATCH=I dati nel file zip non appartengono al veicolo corrente">
            <text:p>IMPORT_VEHICLE_ID_NOT_MATCH=I dati nel file zip non appartengono al veicolo corrente</text:p>
          </table:table-cell>
        </table:table-row>
        <table:table-row table:style-name="ro3">
          <table:table-cell table:formula="of:=CONCATENATE([main.A63];&quot;=&quot;;[main.D63])" office:value-type="string" office:string-value="UPLOAD_OK=Completato il caricamento">
            <text:p>UPLOAD_OK=Completato il caricamento</text:p>
          </table:table-cell>
        </table:table-row>
        <table:table-row table:style-name="ro3">
          <table:table-cell table:formula="of:=CONCATENATE([main.A64];&quot;=&quot;;[main.D64])" office:value-type="string" office:string-value="IMPORT_FINISH=Import finito">
            <text:p>IMPORT_FINISH=Import finito</text:p>
          </table:table-cell>
        </table:table-row>
        <table:table-row table:style-name="ro3">
          <table:table-cell table:formula="of:=CONCATENATE([main.A65];&quot;=&quot;;[main.D65])" office:value-type="string" office:string-value="FAIL_TO_IMPORT_ALARM_DATA=Non riescono a importare i dati di allarme">
            <text:p>FAIL_TO_IMPORT_ALARM_DATA=Non riescono a importare i dati di allarme</text:p>
          </table:table-cell>
        </table:table-row>
        <table:table-row table:style-name="ro3">
          <table:table-cell table:formula="of:=CONCATENATE([main.A66];&quot;=&quot;;[main.D66])" office:value-type="string" office:string-value="IMPORTING_ALARMS=Importazione di dati di allarme ...">
            <text:p>IMPORTING_ALARMS=Importazione di dati di allarme ...</text:p>
          </table:table-cell>
        </table:table-row>
        <table:table-row table:style-name="ro3">
          <table:table-cell table:formula="of:=CONCATENATE([main.A67];&quot;=&quot;;[main.D67])" office:value-type="string" office:string-value="IMPORTING_ENVIRONMENT_DATA=Importazione di dati Ambiente ...">
            <text:p>IMPORTING_ENVIRONMENT_DATA=Importazione di dati Ambiente ...</text:p>
          </table:table-cell>
        </table:table-row>
        <table:table-row table:style-name="ro3">
          <table:table-cell table:formula="of:=CONCATENATE([main.A68];&quot;=&quot;;[main.D68])" office:value-type="string" office:string-value="CLOSE_ALARM_DETAILS=vicino">
            <text:p>CLOSE_ALARM_DETAILS=vicino</text:p>
          </table:table-cell>
        </table:table-row>
        <table:table-row table:style-name="ro3">
          <table:table-cell table:formula="of:=CONCATENATE([main.A69];&quot;=&quot;;[main.D69])" office:value-type="string" office:string-value="ALARM_DESCRIPTION=descrizione">
            <text:p>ALARM_DESCRIPTION=descrizione</text:p>
          </table:table-cell>
        </table:table-row>
        <table:table-row table:style-name="ro3">
          <table:table-cell table:formula="of:=CONCATENATE([main.A70];&quot;=&quot;;[main.D70])" office:value-type="string" office:string-value="ALARM_WORKSHOP=officina">
            <text:p>ALARM_WORKSHOP=officina</text:p>
          </table:table-cell>
        </table:table-row>
        <table:table-row table:style-name="ro3">
          <table:table-cell table:formula="of:=CONCATENATE([main.A71];&quot;=&quot;;[main.D71])" office:value-type="string" office:string-value=" =">
            <text:p><text:s/>=</text:p>
          </table:table-cell>
        </table:table-row>
        <table:table-row table:style-name="ro3">
          <table:table-cell table:formula="of:=CONCATENATE([main.A72];&quot;=&quot;;[main.D72])" office:value-type="string" office:string-value="=">
            <text:p>=</text:p>
          </table:table-cell>
        </table:table-row>
        <table:table-row table:style-name="ro3">
          <table:table-cell table:formula="of:=CONCATENATE([main.A73];&quot;=&quot;;[main.D73])" office:value-type="string" office:string-value="=">
            <text:p>=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2/11/2015</text:date>, <text:time>09:4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Coelho</meta:initial-creator>
    <meta:creation-date>2014-10-09T15:53:41</meta:creation-date>
    <dc:date>2015-02-11T09:40:26</dc:date>
    <dc:creator>Luis Coelho</dc:creator>
    <meta:editing-duration>P3DT11H14M35S</meta:editing-duration>
    <meta:editing-cycles>7</meta:editing-cycles>
    <meta:generator>OpenOffice/4.1.0$Linux OpenOffice.org_project/410m18$Build-9764</meta:generator>
    <meta:document-statistic meta:table-count="5" meta:cell-count="659" meta:object-count="0"/>
  </office:meta>
</office:document-meta>
</file>